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fo:border="thin solid #000000" style:vertical-align="middle" fo:background-color="#FFFF99"/>
      <style:text-properties fo:font-size="14pt" style:font-size-asian="14pt" style:font-size-complex="14pt"/>
    </style:style>
    <style:style style:name="ce4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FFFF99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fo:background-color="#00CCFF"/>
    </style:style>
    <style:style style:name="ce7" style:family="table-cell" style:parent-style-name="Default" style:data-style-name="N36">
      <style:table-cell-properties fo:border="thin solid #000000" style:vertical-align="middle" fo:background-color="#FFFF99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#FFFF99"/>
    </style:style>
    <style:style style:name="ce9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00CCFF"/>
    </style:style>
    <style:style style:name="ce10" style:family="table-cell" style:parent-style-name="Default" style:data-style-name="N36">
      <style:table-cell-properties fo:border-top="thin solid #000000" fo:border-bottom="2pt solid #000000" fo:border-left="thin solid #000000" fo:border-right="thin solid #000000" style:vertical-align="middle" fo:background-color="#FFFF99"/>
    </style:style>
    <style:style style:name="ce1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#FFFF99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00CCFF"/>
    </style:style>
    <style:style style:name="ce13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middle" fo:background-color="#FFFF99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99"/>
    </style:style>
    <style:style style:name="ce15" style:family="table-cell" style:parent-style-name="Default" style:data-style-name="N0">
      <style:table-cell-properties style:vertical-align="middle" fo:background-color="transparent"/>
    </style:style>
    <style:style style:name="ce16" style:family="table-cell" style:parent-style-name="Default" style:data-style-name="N2">
      <style:table-cell-properties style:vertical-align="middle" fo:background-color="transparent"/>
    </style:style>
    <style:style style:name="ce17" style:family="table-cell" style:parent-style-name="Default" style:data-style-name="N36">
      <style:table-cell-properties style:vertical-align="middle" fo:background-color="transparent"/>
    </style:style>
    <style:style style:name="ce18" style:family="table-cell" style:parent-style-name="Default" style:data-style-name="N0">
      <style:table-cell-properties fo:background-color="transparent"/>
    </style:style>
    <style:style style:name="ce19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fo:font-size="14pt" style:font-size-asian="14pt" style:font-size-complex="14pt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FF99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99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#FFFF99" style:repeat-content="false"/>
      <style:paragraph-properties fo:text-align="center"/>
    </style:style>
    <style:style style:name="co1" style:family="table-column">
      <style:table-column-properties fo:break-before="auto" style:column-width="2.75166666666667cm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3.14854166666667cm"/>
    </style:style>
    <style:style style:name="co4" style:family="table-column">
      <style:table-column-properties fo:break-before="auto" style:column-width="5.26520833333333cm"/>
    </style:style>
    <style:style style:name="co5" style:family="table-column">
      <style:table-column-properties fo:break-before="auto" style:column-width="3.70416666666667cm"/>
    </style:style>
    <style:style style:name="co6" style:family="table-column">
      <style:table-column-properties fo:break-before="auto" style:column-width="4.49791666666667cm"/>
    </style:style>
    <style:style style:name="co7" style:family="table-column">
      <style:table-column-properties fo:break-before="auto" style:column-width="1.93145833333333cm"/>
    </style:style>
    <style:style style:name="co8" style:family="table-column">
      <style:table-column-properties fo:break-before="auto" style:column-width="2.619375cm"/>
    </style:style>
    <style:style style:name="co9" style:family="table-column">
      <style:table-column-properties fo:break-before="auto" style:column-width="2.40770833333333cm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1.825625cm"/>
    </style:style>
    <style:style style:name="co12" style:family="table-column">
      <style:table-column-properties fo:break-before="auto" style:column-width="2.460625cm"/>
    </style:style>
    <style:style style:name="co13" style:family="table-column">
      <style:table-column-properties fo:break-before="auto" style:column-width="2.24895833333333cm"/>
    </style:style>
    <style:style style:name="co14" style:family="table-column">
      <style:table-column-properties fo:break-before="auto" style:column-width="2.67229166666667cm"/>
    </style:style>
    <style:style style:name="co15" style:family="table-column">
      <style:table-column-properties fo:break-before="auto" style:column-width="1.905cm"/>
    </style:style>
    <style:style style:name="co16" style:family="table-column">
      <style:table-column-properties fo:break-before="auto" style:column-width="2.96333333333333cm"/>
    </style:style>
    <style:style style:name="co17" style:family="table-column">
      <style:table-column-properties fo:break-before="auto" style:column-width="3.38666666666667cm"/>
    </style:style>
    <style:style style:name="co18" style:family="table-column">
      <style:table-column-properties fo:break-before="auto" style:column-width="3.20145833333333cm"/>
    </style:style>
    <style:style style:name="co19" style:family="table-column">
      <style:table-column-properties fo:break-before="auto" style:column-width="4.89479166666667cm"/>
    </style:style>
    <style:style style:name="co20" style:family="table-column">
      <style:table-column-properties fo:break-before="auto" style:column-width="3.81cm"/>
    </style:style>
    <style:style style:name="ro1" style:family="table-row">
      <style:table-row-properties style:row-height="33.95pt" style:use-optimal-row-height="fals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ro6" style:family="table-row">
      <style:table-row-properties style:row-height="29.25pt" style:use-optimal-row-height="false" fo:break-before="auto"/>
    </style:style>
    <style:style style:name="ro7" style:family="table-row">
      <style:table-row-properties style:row-height="31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Bellman-Ford" table:style-name="ta1">
        <table:table-column table:style-name="co1" table:number-columns-repeated="2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2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"/>
        <table:table-column table:style-name="co15" table:number-columns-repeated="16368" table:default-cell-style-name="ce1"/>
        <table:table-row table:style-name="ro1">
          <table:table-cell office:value-type="string" table:number-columns-spanned="3" table:number-rows-spanned="1" table:style-name="ce19">
            <text:p>Bellman-Ford</text:p>
          </table:table-cell>
          <table:covered-table-cell table:number-columns-repeated="2"/>
          <table:table-cell table:style-name="ce3"/>
          <table:table-cell office:value-type="string" table:style-name="ce4">
            <text:p>Average</text:p>
            <text:p>Formula</text:p>
          </table:table-cell>
          <table:table-cell office:value-type="string" table:style-name="ce3">
            <text:p>|V|*|E|</text:p>
          </table:table-cell>
          <table:table-cell office:value-type="string" table:number-columns-spanned="1" table:number-rows-spanned="2" table:style-name="ce22">
            <text:p>Average Case Estimation multiplied on average scale factors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4">
            <text:p>No Vertices</text:p>
          </table:table-cell>
          <table:table-cell office:value-type="string" table:style-name="ce4">
            <text:p>No Edges</text:p>
          </table:table-cell>
          <table:table-cell office:value-type="string" table:style-name="ce4">
            <text:p>Time</text:p>
          </table:table-cell>
          <table:table-cell office:value-type="string" table:style-name="ce4">
            <text:p>No Operations</text:p>
          </table:table-cell>
          <table:table-cell office:value-type="string" table:style-name="ce5">
            <text:p>Average Case Estimation</text:p>
          </table:table-cell>
          <table:table-cell office:value-type="string" table:style-name="ce4">
            <text:p>Scale Factors</text:p>
          </table:table-cell>
          <table:covered-table-cell/>
          <table:table-cell table:number-columns-repeated="16377" table:style-name="ce1"/>
        </table:table-row>
        <table:table-row table:style-name="ro3">
          <table:table-cell office:value-type="float" office:value="100" table:style-name="ce6">
            <text:p>100</text:p>
          </table:table-cell>
          <table:table-cell office:value-type="float" office:value="22" table:style-name="ce6">
            <text:p>22</text:p>
          </table:table-cell>
          <table:table-cell office:value-type="float" office:value="2E-3" table:style-name="ce6">
            <text:p>0.002</text:p>
          </table:table-cell>
          <table:table-cell office:value-type="float" office:value="5319" table:style-name="ce6">
            <text:p>5319</text:p>
          </table:table-cell>
          <table:table-cell office:value-type="float" office:value="2200" table:formula="of:=[.A3]*[.B3]" table:style-name="ce7">
            <text:p>2200.0000</text:p>
          </table:table-cell>
          <table:table-cell office:value-type="float" office:value="0.41361158112427149" table:formula="of:=[.E3]/[.D3]" table:style-name="ce7">
            <text:p>0.4136</text:p>
          </table:table-cell>
          <table:table-cell office:value-type="float" office:value="7707.9069499947882" table:formula="of:=[.E3]/[.$F$43]" table:style-name="ce8">
            <text:p>7707.90695</text:p>
          </table:table-cell>
          <table:table-cell table:number-columns-repeated="16377" table:style-name="ce1"/>
        </table:table-row>
        <table:table-row table:style-name="ro3">
          <table:table-cell office:value-type="float" office:value="200" table:style-name="ce6">
            <text:p>200</text:p>
          </table:table-cell>
          <table:table-cell office:value-type="float" office:value="69" table:style-name="ce6">
            <text:p>69</text:p>
          </table:table-cell>
          <table:table-cell office:value-type="float" office:value="1.7999999999999999E-2" table:style-name="ce6">
            <text:p>0.018</text:p>
          </table:table-cell>
          <table:table-cell office:value-type="float" office:value="52205" table:style-name="ce6">
            <text:p>52205</text:p>
          </table:table-cell>
          <table:table-cell office:value-type="float" office:value="13800" table:formula="of:=[.A4]*[.B4]" table:style-name="ce7">
            <text:p>13800.0000</text:p>
          </table:table-cell>
          <table:table-cell office:value-type="float" office:value="0.26434249592950865" table:formula="of:=[.E4]/[.D4]" table:style-name="ce7">
            <text:p>0.2643</text:p>
          </table:table-cell>
          <table:table-cell office:value-type="float" office:value="48349.598140876398" table:formula="of:=[.E4]/[.$F$43]" table:style-name="ce8">
            <text:p>48349.59814</text:p>
          </table:table-cell>
          <table:table-cell table:number-columns-repeated="16377" table:style-name="ce1"/>
        </table:table-row>
        <table:table-row table:style-name="ro3">
          <table:table-cell office:value-type="float" office:value="300" table:style-name="ce6">
            <text:p>300</text:p>
          </table:table-cell>
          <table:table-cell office:value-type="float" office:value="89" table:style-name="ce6">
            <text:p>89</text:p>
          </table:table-cell>
          <table:table-cell office:value-type="float" office:value="4.5999999999999999E-2" table:style-name="ce6">
            <text:p>0.046</text:p>
          </table:table-cell>
          <table:table-cell office:value-type="float" office:value="97096" table:style-name="ce6">
            <text:p>97096</text:p>
          </table:table-cell>
          <table:table-cell office:value-type="float" office:value="26700" table:formula="of:=[.A5]*[.B5]" table:style-name="ce7">
            <text:p>26700.0000</text:p>
          </table:table-cell>
          <table:table-cell office:value-type="float" office:value="0.27498558128038231" table:formula="of:=[.E5]/[.D5]" table:style-name="ce7">
            <text:p>0.2750</text:p>
          </table:table-cell>
          <table:table-cell office:value-type="float" office:value="93545.961620391288" table:formula="of:=[.E5]/[.$F$43]" table:style-name="ce8">
            <text:p>93545.96162</text:p>
          </table:table-cell>
          <table:table-cell table:number-columns-repeated="16377" table:style-name="ce1"/>
        </table:table-row>
        <table:table-row table:style-name="ro3">
          <table:table-cell office:value-type="float" office:value="400" table:style-name="ce6">
            <text:p>400</text:p>
          </table:table-cell>
          <table:table-cell office:value-type="float" office:value="131" table:style-name="ce6">
            <text:p>131</text:p>
          </table:table-cell>
          <table:table-cell office:value-type="float" office:value="0.05" table:style-name="ce6">
            <text:p>0.05</text:p>
          </table:table-cell>
          <table:table-cell office:value-type="float" office:value="162731" table:style-name="ce6">
            <text:p>162731</text:p>
          </table:table-cell>
          <table:table-cell office:value-type="float" office:value="52400" table:formula="of:=[.A6]*[.B6]" table:style-name="ce7">
            <text:p>52400.0000</text:p>
          </table:table-cell>
          <table:table-cell office:value-type="float" office:value="0.32200379767837722" table:formula="of:=[.E6]/[.D6]" table:style-name="ce7">
            <text:p>0.3220</text:p>
          </table:table-cell>
          <table:table-cell office:value-type="float" office:value="183588.32917260312" table:formula="of:=[.E6]/[.$F$43]" table:style-name="ce8">
            <text:p>183588.3292</text:p>
          </table:table-cell>
          <table:table-cell table:number-columns-repeated="16377" table:style-name="ce1"/>
        </table:table-row>
        <table:table-row table:style-name="ro3">
          <table:table-cell office:value-type="float" office:value="500" table:style-name="ce6">
            <text:p>500</text:p>
          </table:table-cell>
          <table:table-cell office:value-type="float" office:value="98" table:style-name="ce6">
            <text:p>98</text:p>
          </table:table-cell>
          <table:table-cell office:value-type="float" office:value="2.8000000000000001E-2" table:style-name="ce6">
            <text:p>0.028</text:p>
          </table:table-cell>
          <table:table-cell office:value-type="float" office:value="102922" table:style-name="ce6">
            <text:p>102922</text:p>
          </table:table-cell>
          <table:table-cell office:value-type="float" office:value="49000" table:formula="of:=[.A7]*[.B7]" table:style-name="ce7">
            <text:p>49000.0000</text:p>
          </table:table-cell>
          <table:table-cell office:value-type="float" office:value="0.47608868852140457" table:formula="of:=[.E7]/[.D7]" table:style-name="ce7">
            <text:p>0.4761</text:p>
          </table:table-cell>
          <table:table-cell office:value-type="float" office:value="171676.10934079302" table:formula="of:=[.E7]/[.$F$43]" table:style-name="ce8">
            <text:p>171676.1093</text:p>
          </table:table-cell>
          <table:table-cell table:number-columns-repeated="16377" table:style-name="ce1"/>
        </table:table-row>
        <table:table-row table:style-name="ro3">
          <table:table-cell office:value-type="float" office:value="600" table:style-name="ce6">
            <text:p>600</text:p>
          </table:table-cell>
          <table:table-cell office:value-type="float" office:value="170" table:style-name="ce6">
            <text:p>170</text:p>
          </table:table-cell>
          <table:table-cell office:value-type="float" office:value="0.106" table:style-name="ce6">
            <text:p>0.106</text:p>
          </table:table-cell>
          <table:table-cell office:value-type="float" office:value="361939" table:style-name="ce6">
            <text:p>361939</text:p>
          </table:table-cell>
          <table:table-cell office:value-type="float" office:value="102000" table:formula="of:=[.A8]*[.B8]" table:style-name="ce7">
            <text:p>102000.0000</text:p>
          </table:table-cell>
          <table:table-cell office:value-type="float" office:value="0.28181544403891262" table:formula="of:=[.E8]/[.D8]" table:style-name="ce7">
            <text:p>0.2818</text:p>
          </table:table-cell>
          <table:table-cell office:value-type="float" office:value="357366.59495430382" table:formula="of:=[.E8]/[.$F$43]" table:style-name="ce8">
            <text:p>357366.595</text:p>
          </table:table-cell>
          <table:table-cell table:number-columns-repeated="16377" table:style-name="ce1"/>
        </table:table-row>
        <table:table-row table:style-name="ro3">
          <table:table-cell office:value-type="float" office:value="700" table:style-name="ce6">
            <text:p>700</text:p>
          </table:table-cell>
          <table:table-cell office:value-type="float" office:value="214" table:style-name="ce6">
            <text:p>214</text:p>
          </table:table-cell>
          <table:table-cell office:value-type="float" office:value="0.13800000000000001" table:style-name="ce6">
            <text:p>0.138</text:p>
          </table:table-cell>
          <table:table-cell office:value-type="float" office:value="473812" table:style-name="ce6">
            <text:p>473812</text:p>
          </table:table-cell>
          <table:table-cell office:value-type="float" office:value="149800" table:formula="of:=[.A9]*[.B9]" table:style-name="ce7">
            <text:p>149800.0000</text:p>
          </table:table-cell>
          <table:table-cell office:value-type="float" office:value="0.31615915173106635" table:formula="of:=[.E9]/[.D9]" table:style-name="ce7">
            <text:p>0.3162</text:p>
          </table:table-cell>
          <table:table-cell office:value-type="float" office:value="524838.39141328144" table:formula="of:=[.E9]/[.$F$43]" table:style-name="ce8">
            <text:p>524838.3914</text:p>
          </table:table-cell>
          <table:table-cell table:number-columns-repeated="16377" table:style-name="ce1"/>
        </table:table-row>
        <table:table-row table:style-name="ro3">
          <table:table-cell office:value-type="float" office:value="800" table:style-name="ce6">
            <text:p>800</text:p>
          </table:table-cell>
          <table:table-cell office:value-type="float" office:value="222" table:style-name="ce6">
            <text:p>222</text:p>
          </table:table-cell>
          <table:table-cell office:value-type="float" office:value="0.372" table:style-name="ce6">
            <text:p>0.372</text:p>
          </table:table-cell>
          <table:table-cell office:value-type="float" office:value="833262" table:style-name="ce6">
            <text:p>833262</text:p>
          </table:table-cell>
          <table:table-cell office:value-type="float" office:value="177600" table:formula="of:=[.A10]*[.B10]" table:style-name="ce7">
            <text:p>177600.0000</text:p>
          </table:table-cell>
          <table:table-cell office:value-type="float" office:value="0.21313824463374065" table:formula="of:=[.E10]/[.D10]" table:style-name="ce7">
            <text:p>0.2131</text:p>
          </table:table-cell>
          <table:table-cell office:value-type="float" office:value="622238.3065086701" table:formula="of:=[.E10]/[.$F$43]" table:style-name="ce8">
            <text:p>622238.3065</text:p>
          </table:table-cell>
          <table:table-cell table:number-columns-repeated="16377" table:style-name="ce1"/>
        </table:table-row>
        <table:table-row table:style-name="ro4">
          <table:table-cell office:value-type="float" office:value="900" table:style-name="ce9">
            <text:p>900</text:p>
          </table:table-cell>
          <table:table-cell office:value-type="float" office:value="314" table:style-name="ce9">
            <text:p>314</text:p>
          </table:table-cell>
          <table:table-cell office:value-type="float" office:value="0.64600000000000002" table:style-name="ce9">
            <text:p>0.646</text:p>
          </table:table-cell>
          <table:table-cell office:value-type="float" office:value="1110540" table:style-name="ce9">
            <text:p>1110540</text:p>
          </table:table-cell>
          <table:table-cell office:value-type="float" office:value="282600" table:formula="of:=[.A11]*[.B11]" table:style-name="ce10">
            <text:p>282600.0000</text:p>
          </table:table-cell>
          <table:table-cell office:value-type="float" office:value="0.25447079799016692" table:formula="of:=[.E11]/[.D11]" table:style-name="ce10">
            <text:p>0.2545</text:p>
          </table:table-cell>
          <table:table-cell office:value-type="float" office:value="990115.68366751226" table:formula="of:=[.E11]/[.$F$43]" table:style-name="ce11">
            <text:p>990115.6837</text:p>
          </table:table-cell>
          <table:table-cell table:number-columns-repeated="16377" table:style-name="ce1"/>
        </table:table-row>
        <table:table-row table:style-name="ro3">
          <table:table-cell office:value-type="float" office:value="100" table:style-name="ce12">
            <text:p>100</text:p>
          </table:table-cell>
          <table:table-cell office:value-type="float" office:value="2038" table:style-name="ce12">
            <text:p>2038</text:p>
          </table:table-cell>
          <table:table-cell office:value-type="float" office:value="0.23899999999999999" table:style-name="ce12">
            <text:p>0.239</text:p>
          </table:table-cell>
          <table:table-cell office:value-type="float" office:value="723526" table:style-name="ce12">
            <text:p>723526</text:p>
          </table:table-cell>
          <table:table-cell office:value-type="float" office:value="203800" table:formula="of:=[.A12]*[.B12]" table:style-name="ce13">
            <text:p>203800.0000</text:p>
          </table:table-cell>
          <table:table-cell office:value-type="float" office:value="0.28167612497684946" table:formula="of:=[.E12]/[.D12]" table:style-name="ce13">
            <text:p>0.2817</text:p>
          </table:table-cell>
          <table:table-cell office:value-type="float" office:value="714032.47109497176" table:formula="of:=[.E12]/[.$F$43]" table:style-name="ce14">
            <text:p>714032.4711</text:p>
          </table:table-cell>
          <table:table-cell table:number-columns-repeated="16377" table:style-name="ce1"/>
        </table:table-row>
        <table:table-row table:style-name="ro3">
          <table:table-cell office:value-type="float" office:value="200" table:style-name="ce6">
            <text:p>200</text:p>
          </table:table-cell>
          <table:table-cell office:value-type="float" office:value="8039" table:style-name="ce6">
            <text:p>8039</text:p>
          </table:table-cell>
          <table:table-cell office:value-type="float" office:value="1.772" table:style-name="ce6">
            <text:p>1.772</text:p>
          </table:table-cell>
          <table:table-cell office:value-type="float" office:value="5639450" table:style-name="ce6">
            <text:p>5639450</text:p>
          </table:table-cell>
          <table:table-cell office:value-type="float" office:value="1607800" table:formula="of:=[.A13]*[.B13]" table:style-name="ce7">
            <text:p>1607800.0000</text:p>
          </table:table-cell>
          <table:table-cell office:value-type="float" office:value="0.28509872416636373" table:formula="of:=[.E13]/[.D13]" table:style-name="ce7">
            <text:p>0.2851</text:p>
          </table:table-cell>
          <table:table-cell office:value-type="float" office:value="5633078.5428189179" table:formula="of:=[.E13]/[.$F$43]" table:style-name="ce8">
            <text:p>5633078.543</text:p>
          </table:table-cell>
          <table:table-cell table:number-columns-repeated="16377" table:style-name="ce1"/>
        </table:table-row>
        <table:table-row table:style-name="ro3">
          <table:table-cell office:value-type="float" office:value="300" table:style-name="ce6">
            <text:p>300</text:p>
          </table:table-cell>
          <table:table-cell office:value-type="float" office:value="18056" table:style-name="ce6">
            <text:p>18056</text:p>
          </table:table-cell>
          <table:table-cell office:value-type="float" office:value="7.5119999999999996" table:style-name="ce6">
            <text:p>7.512</text:p>
          </table:table-cell>
          <table:table-cell office:value-type="float" office:value="18919000" table:style-name="ce6">
            <text:p>18919000</text:p>
          </table:table-cell>
          <table:table-cell office:value-type="float" office:value="5416800" table:formula="of:=[.A14]*[.B14]" table:style-name="ce7">
            <text:p>5416800.0000</text:p>
          </table:table-cell>
          <table:table-cell office:value-type="float" office:value="0.28631534436280986" table:formula="of:=[.E14]/[.D14]" table:style-name="ce7">
            <text:p>0.2863</text:p>
          </table:table-cell>
          <table:table-cell office:value-type="float" office:value="18978268.348514438" table:formula="of:=[.E14]/[.$F$43]" table:style-name="ce8">
            <text:p>18978268.35</text:p>
          </table:table-cell>
          <table:table-cell table:number-columns-repeated="16377" table:style-name="ce1"/>
        </table:table-row>
        <table:table-row table:style-name="ro3">
          <table:table-cell office:value-type="float" office:value="400" table:style-name="ce6">
            <text:p>400</text:p>
          </table:table-cell>
          <table:table-cell office:value-type="float" office:value="31940" table:style-name="ce6">
            <text:p>31940</text:p>
          </table:table-cell>
          <table:table-cell office:value-type="float" office:value="13.884" table:style-name="ce6">
            <text:p>13.884</text:p>
          </table:table-cell>
          <table:table-cell office:value-type="float" office:value="44972979" table:style-name="ce6">
            <text:p>44972979</text:p>
          </table:table-cell>
          <table:table-cell office:value-type="float" office:value="12776000" table:formula="of:=[.A15]*[.B15]" table:style-name="ce7">
            <text:p>12776000.0000</text:p>
          </table:table-cell>
          <table:table-cell office:value-type="float" office:value="0.28408169269818662" table:formula="of:=[.E15]/[.D15]" table:style-name="ce7">
            <text:p>0.2841</text:p>
          </table:table-cell>
          <table:table-cell office:value-type="float" office:value="44761917.815060638" table:formula="of:=[.E15]/[.$F$43]" table:style-name="ce8">
            <text:p>44761917.82</text:p>
          </table:table-cell>
          <table:table-cell table:number-columns-repeated="16377" table:style-name="ce1"/>
        </table:table-row>
        <table:table-row table:style-name="ro3">
          <table:table-cell office:value-type="float" office:value="500" table:style-name="ce6">
            <text:p>500</text:p>
          </table:table-cell>
          <table:table-cell office:value-type="float" office:value="50246" table:style-name="ce6">
            <text:p>50246</text:p>
          </table:table-cell>
          <table:table-cell office:value-type="float" office:value="24.649000000000001" table:style-name="ce6">
            <text:p>24.649</text:p>
          </table:table-cell>
          <table:table-cell office:value-type="float" office:value="86970384" table:style-name="ce6">
            <text:p>86970384</text:p>
          </table:table-cell>
          <table:table-cell office:value-type="float" office:value="25123000" table:formula="of:=[.A16]*[.B16]" table:style-name="ce7">
            <text:p>25123000.0000</text:p>
          </table:table-cell>
          <table:table-cell office:value-type="float" office:value="0.28886844974721509" table:formula="of:=[.E16]/[.D16]" table:style-name="ce7">
            <text:p>0.2889</text:p>
          </table:table-cell>
          <table:table-cell office:value-type="float" office:value="88020793.774872303" table:formula="of:=[.E16]/[.$F$43]" table:style-name="ce8">
            <text:p>88020793.77</text:p>
          </table:table-cell>
          <table:table-cell table:number-columns-repeated="16377" table:style-name="ce1"/>
        </table:table-row>
        <table:table-row table:style-name="ro3">
          <table:table-cell office:value-type="float" office:value="600" table:style-name="ce6">
            <text:p>600</text:p>
          </table:table-cell>
          <table:table-cell office:value-type="float" office:value="72369" table:style-name="ce6">
            <text:p>72369</text:p>
          </table:table-cell>
          <table:table-cell office:value-type="float" office:value="44.276000000000003" table:style-name="ce6">
            <text:p>44.276</text:p>
          </table:table-cell>
          <table:table-cell office:value-type="float" office:value="152779731" table:style-name="ce6">
            <text:p>152779731</text:p>
          </table:table-cell>
          <table:table-cell office:value-type="float" office:value="43421400" table:formula="of:=[.A17]*[.B17]" table:style-name="ce7">
            <text:p>43421400.0000</text:p>
          </table:table-cell>
          <table:table-cell office:value-type="float" office:value="0.28420916646331834" table:formula="of:=[.E17]/[.D17]" table:style-name="ce7">
            <text:p>0.2842</text:p>
          </table:table-cell>
          <table:table-cell office:value-type="float" office:value="152130959.47204712" table:formula="of:=[.E17]/[.$F$43]" table:style-name="ce8">
            <text:p>152130959.5</text:p>
          </table:table-cell>
          <table:table-cell table:number-columns-repeated="16377" table:style-name="ce1"/>
        </table:table-row>
        <table:table-row table:style-name="ro3">
          <table:table-cell office:value-type="float" office:value="700" table:style-name="ce6">
            <text:p>700</text:p>
          </table:table-cell>
          <table:table-cell office:value-type="float" office:value="98078" table:style-name="ce6">
            <text:p>98078</text:p>
          </table:table-cell>
          <table:table-cell office:value-type="float" office:value="87.358999999999995" table:style-name="ce6">
            <text:p>87.359</text:p>
          </table:table-cell>
          <table:table-cell office:value-type="float" office:value="238196611" table:style-name="ce6">
            <text:p>238196611</text:p>
          </table:table-cell>
          <table:table-cell office:value-type="float" office:value="68654600" table:formula="of:=[.A18]*[.B18]" table:style-name="ce7">
            <text:p>68654600.0000</text:p>
          </table:table-cell>
          <table:table-cell office:value-type="float" office:value="0.2882266028545637" table:formula="of:=[.E18]/[.D18]" table:style-name="ce7">
            <text:p>0.2882</text:p>
          </table:table-cell>
          <table:table-cell office:value-type="float" office:value="240537849.31323281" table:formula="of:=[.E18]/[.$F$43]" table:style-name="ce8">
            <text:p>240537849.3</text:p>
          </table:table-cell>
          <table:table-cell table:number-columns-repeated="16377" table:style-name="ce1"/>
        </table:table-row>
        <table:table-row table:style-name="ro3">
          <table:table-cell office:value-type="float" office:value="800" table:style-name="ce6">
            <text:p>800</text:p>
          </table:table-cell>
          <table:table-cell office:value-type="float" office:value="128194" table:style-name="ce6">
            <text:p>128194</text:p>
          </table:table-cell>
          <table:table-cell office:value-type="float" office:value="163.28899999999999" table:style-name="ce6">
            <text:p>163.289</text:p>
          </table:table-cell>
          <table:table-cell office:value-type="float" office:value="355292074" table:style-name="ce6">
            <text:p>355292074</text:p>
          </table:table-cell>
          <table:table-cell office:value-type="float" office:value="102555200" table:formula="of:=[.A19]*[.B19]" table:style-name="ce7">
            <text:p>102555200.0000</text:p>
          </table:table-cell>
          <table:table-cell office:value-type="float" office:value="0.28865040203514364" table:formula="of:=[.E19]/[.D19]" table:style-name="ce7">
            <text:p>0.2887</text:p>
          </table:table-cell>
          <table:table-cell office:value-type="float" office:value="359311790.38095701" table:formula="of:=[.E19]/[.$F$43]" table:style-name="ce8">
            <text:p>359311790.4</text:p>
          </table:table-cell>
          <table:table-cell table:number-columns-repeated="16377" table:style-name="ce1"/>
        </table:table-row>
        <table:table-row table:style-name="ro4">
          <table:table-cell office:value-type="float" office:value="900" table:style-name="ce9">
            <text:p>900</text:p>
          </table:table-cell>
          <table:table-cell office:value-type="float" office:value="162210" table:style-name="ce9">
            <text:p>162210</text:p>
          </table:table-cell>
          <table:table-cell office:value-type="float" office:value="313.51299999999998" table:style-name="ce9">
            <text:p>313.513</text:p>
          </table:table-cell>
          <table:table-cell office:value-type="float" office:value="512924856" table:style-name="ce9">
            <text:p>512924856</text:p>
          </table:table-cell>
          <table:table-cell office:value-type="float" office:value="145989000" table:formula="of:=[.A20]*[.B20]" table:style-name="ce10">
            <text:p>145989000.0000</text:p>
          </table:table-cell>
          <table:table-cell office:value-type="float" office:value="0.28462063846638774" table:formula="of:=[.E20]/[.D20]" table:style-name="ce10">
            <text:p>0.2846</text:p>
          </table:table-cell>
          <table:table-cell office:value-type="float" office:value="511486194.41944957" table:formula="of:=[.E20]/[.$F$43]" table:style-name="ce11">
            <text:p>511486194.4</text:p>
          </table:table-cell>
          <table:table-cell table:number-columns-repeated="16377" table:style-name="ce1"/>
        </table:table-row>
        <table:table-row table:style-name="ro3">
          <table:table-cell office:value-type="float" office:value="100" table:style-name="ce12">
            <text:p>100</text:p>
          </table:table-cell>
          <table:table-cell office:value-type="float" office:value="3965" table:style-name="ce12">
            <text:p>3965</text:p>
          </table:table-cell>
          <table:table-cell office:value-type="float" office:value="0.436" table:style-name="ce12">
            <text:p>0.436</text:p>
          </table:table-cell>
          <table:table-cell office:value-type="float" office:value="1411443" table:style-name="ce12">
            <text:p>1411443</text:p>
          </table:table-cell>
          <table:table-cell office:value-type="float" office:value="396500" table:formula="of:=[.A21]*[.B21]" table:style-name="ce13">
            <text:p>396500.0000</text:p>
          </table:table-cell>
          <table:table-cell office:value-type="float" office:value="0.2809181808971386" table:formula="of:=[.E21]/[.D21]" table:style-name="ce13">
            <text:p>0.2809</text:p>
          </table:table-cell>
          <table:table-cell office:value-type="float" office:value="1389175.0480331515" table:formula="of:=[.E21]/[.$F$43]" table:style-name="ce14">
            <text:p>1389175.048</text:p>
          </table:table-cell>
          <table:table-cell table:number-columns-repeated="16377" table:style-name="ce1"/>
        </table:table-row>
        <table:table-row table:style-name="ro3">
          <table:table-cell office:value-type="float" office:value="200" table:style-name="ce6">
            <text:p>200</text:p>
          </table:table-cell>
          <table:table-cell office:value-type="float" office:value="15800" table:style-name="ce6">
            <text:p>15800</text:p>
          </table:table-cell>
          <table:table-cell office:value-type="float" office:value="3.4460000000000002" table:style-name="ce6">
            <text:p>3.446</text:p>
          </table:table-cell>
          <table:table-cell office:value-type="float" office:value="11519681" table:style-name="ce6">
            <text:p>11519681</text:p>
          </table:table-cell>
          <table:table-cell office:value-type="float" office:value="3160000" table:formula="of:=[.A22]*[.B22]" table:style-name="ce7">
            <text:p>3160000.0000</text:p>
          </table:table-cell>
          <table:table-cell office:value-type="float" office:value="0.2743131515534154" table:formula="of:=[.E22]/[.D22]" table:style-name="ce7">
            <text:p>0.2743</text:p>
          </table:table-cell>
          <table:table-cell office:value-type="float" office:value="11071357.255447058" table:formula="of:=[.E22]/[.$F$43]" table:style-name="ce8">
            <text:p>11071357.26</text:p>
          </table:table-cell>
          <table:table-cell table:number-columns-repeated="16377" table:style-name="ce1"/>
        </table:table-row>
        <table:table-row table:style-name="ro3">
          <table:table-cell office:value-type="float" office:value="300" table:style-name="ce6">
            <text:p>300</text:p>
          </table:table-cell>
          <table:table-cell office:value-type="float" office:value="36094" table:style-name="ce6">
            <text:p>36094</text:p>
          </table:table-cell>
          <table:table-cell office:value-type="float" office:value="14.015000000000001" table:style-name="ce6">
            <text:p>14.015</text:p>
          </table:table-cell>
          <table:table-cell office:value-type="float" office:value="37687786" table:style-name="ce6">
            <text:p>37687786</text:p>
          </table:table-cell>
          <table:table-cell office:value-type="float" office:value="10828200" table:formula="of:=[.A23]*[.B23]" table:style-name="ce7">
            <text:p>10828200.0000</text:p>
          </table:table-cell>
          <table:table-cell office:value-type="float" office:value="0.28731324254494545" table:formula="of:=[.E23]/[.D23]" table:style-name="ce7">
            <text:p>0.2873</text:p>
          </table:table-cell>
          <table:table-cell office:value-type="float" office:value="37937617.289060712" table:formula="of:=[.E23]/[.$F$43]" table:style-name="ce8">
            <text:p>37937617.29</text:p>
          </table:table-cell>
          <table:table-cell table:number-columns-repeated="16377" table:style-name="ce1"/>
        </table:table-row>
        <table:table-row table:style-name="ro3">
          <table:table-cell office:value-type="float" office:value="400" table:style-name="ce6">
            <text:p>400</text:p>
          </table:table-cell>
          <table:table-cell office:value-type="float" office:value="63782" table:style-name="ce6">
            <text:p>63782</text:p>
          </table:table-cell>
          <table:table-cell office:value-type="float" office:value="25.033999999999999" table:style-name="ce6">
            <text:p>25.034</text:p>
          </table:table-cell>
          <table:table-cell office:value-type="float" office:value="88501250" table:style-name="ce6">
            <text:p>88501250</text:p>
          </table:table-cell>
          <table:table-cell office:value-type="float" office:value="25512800" table:formula="of:=[.A24]*[.B24]" table:style-name="ce7">
            <text:p>25512800.0000</text:p>
          </table:table-cell>
          <table:table-cell office:value-type="float" office:value="0.28827615429160602" table:formula="of:=[.E24]/[.D24]" table:style-name="ce7">
            <text:p>0.2883</text:p>
          </table:table-cell>
          <table:table-cell office:value-type="float" office:value="89386494.742648646" table:formula="of:=[.E24]/[.$F$43]" table:style-name="ce8">
            <text:p>89386494.74</text:p>
          </table:table-cell>
          <table:table-cell table:number-columns-repeated="16377" table:style-name="ce1"/>
        </table:table-row>
        <table:table-row table:style-name="ro3">
          <table:table-cell office:value-type="float" office:value="500" table:style-name="ce6">
            <text:p>500</text:p>
          </table:table-cell>
          <table:table-cell office:value-type="float" office:value="100309" table:style-name="ce6">
            <text:p>100309</text:p>
          </table:table-cell>
          <table:table-cell office:value-type="float" office:value="49.171999999999997" table:style-name="ce6">
            <text:p>49.172</text:p>
          </table:table-cell>
          <table:table-cell office:value-type="float" office:value="174197256" table:style-name="ce6">
            <text:p>174197256</text:p>
          </table:table-cell>
          <table:table-cell office:value-type="float" office:value="50154500" table:formula="of:=[.A25]*[.B25]" table:style-name="ce7">
            <text:p>50154500.0000</text:p>
          </table:table-cell>
          <table:table-cell office:value-type="float" office:value="0.28791785330992814" table:formula="of:=[.E25]/[.D25]" table:style-name="ce7">
            <text:p>0.2879</text:p>
          </table:table-cell>
          <table:table-cell office:value-type="float" office:value="175721008.69250616" table:formula="of:=[.E25]/[.$F$43]" table:style-name="ce8">
            <text:p>175721008.7</text:p>
          </table:table-cell>
          <table:table-cell table:number-columns-repeated="16377" table:style-name="ce1"/>
        </table:table-row>
        <table:table-row table:style-name="ro3">
          <table:table-cell office:value-type="float" office:value="600" table:style-name="ce6">
            <text:p>600</text:p>
          </table:table-cell>
          <table:table-cell office:value-type="float" office:value="144022" table:style-name="ce6">
            <text:p>144022</text:p>
          </table:table-cell>
          <table:table-cell office:value-type="float" office:value="86.606999999999999" table:style-name="ce6">
            <text:p>86.607</text:p>
          </table:table-cell>
          <table:table-cell office:value-type="float" office:value="301460975" table:style-name="ce6">
            <text:p>301460975</text:p>
          </table:table-cell>
          <table:table-cell office:value-type="float" office:value="86413200" table:formula="of:=[.A26]*[.B26]" table:style-name="ce7">
            <text:p>86413200.0000</text:p>
          </table:table-cell>
          <table:table-cell office:value-type="float" office:value="0.28664804789409309" table:formula="of:=[.E26]/[.D26]" table:style-name="ce7">
            <text:p>0.2866</text:p>
          </table:table-cell>
          <table:table-cell office:value-type="float" office:value="302756774.93240434" table:formula="of:=[.E26]/[.$F$43]" table:style-name="ce8">
            <text:p>302756774.9</text:p>
          </table:table-cell>
          <table:table-cell table:number-columns-repeated="16377" table:style-name="ce1"/>
        </table:table-row>
        <table:table-row table:style-name="ro3">
          <table:table-cell office:value-type="float" office:value="700" table:style-name="ce6">
            <text:p>700</text:p>
          </table:table-cell>
          <table:table-cell office:value-type="float" office:value="195326" table:style-name="ce6">
            <text:p>195326</text:p>
          </table:table-cell>
          <table:table-cell office:value-type="float" office:value="179.23" table:style-name="ce6">
            <text:p>179.23</text:p>
          </table:table-cell>
          <table:table-cell office:value-type="float" office:value="473963665" table:style-name="ce6">
            <text:p>473963665</text:p>
          </table:table-cell>
          <table:table-cell office:value-type="float" office:value="136728200" table:formula="of:=[.A27]*[.B27]" table:style-name="ce7">
            <text:p>136728200.0000</text:p>
          </table:table-cell>
          <table:table-cell office:value-type="float" office:value="0.28847823176487591" table:formula="of:=[.E27]/[.D27]" table:style-name="ce7">
            <text:p>0.2885</text:p>
          </table:table-cell>
          <table:table-cell office:value-type="float" office:value="479040110.47285336" table:formula="of:=[.E27]/[.$F$43]" table:style-name="ce8">
            <text:p>479040110.5</text:p>
          </table:table-cell>
          <table:table-cell table:number-columns-repeated="16377" table:style-name="ce1"/>
        </table:table-row>
        <table:table-row table:style-name="ro3">
          <table:table-cell office:value-type="float" office:value="800" table:style-name="ce6">
            <text:p>800</text:p>
          </table:table-cell>
          <table:table-cell office:value-type="float" office:value="255474" table:style-name="ce6">
            <text:p>255474</text:p>
          </table:table-cell>
          <table:table-cell office:value-type="float" office:value="331.75799999999998" table:style-name="ce6">
            <text:p>331.758</text:p>
          </table:table-cell>
          <table:table-cell office:value-type="float" office:value="719485734" table:style-name="ce6">
            <text:p>719485734</text:p>
          </table:table-cell>
          <table:table-cell office:value-type="float" office:value="204379200" table:formula="of:=[.A28]*[.B28]" table:style-name="ce7">
            <text:p>204379200.0000</text:p>
          </table:table-cell>
          <table:table-cell office:value-type="float" office:value="0.28406289428943704" table:formula="of:=[.E28]/[.D28]" table:style-name="ce7">
            <text:p>0.2841</text:p>
          </table:table-cell>
          <table:table-cell office:value-type="float" office:value="716061752.77926123" table:formula="of:=[.E28]/[.$F$43]" table:style-name="ce8">
            <text:p>716061752.8</text:p>
          </table:table-cell>
          <table:table-cell table:number-columns-repeated="16377" table:style-name="ce1"/>
        </table:table-row>
        <table:table-row table:style-name="ro4">
          <table:table-cell office:value-type="float" office:value="900" table:style-name="ce9">
            <text:p>900</text:p>
          </table:table-cell>
          <table:table-cell office:value-type="float" office:value="324406" table:style-name="ce9">
            <text:p>324406</text:p>
          </table:table-cell>
          <table:table-cell office:value-type="float" office:value="509.77100000000002" table:style-name="ce9">
            <text:p>509.771</text:p>
          </table:table-cell>
          <table:table-cell office:value-type="float" office:value="1012115265" table:style-name="ce9">
            <text:p>1012115265</text:p>
          </table:table-cell>
          <table:table-cell office:value-type="float" office:value="291965400" table:formula="of:=[.A29]*[.B29]" table:style-name="ce10">
            <text:p>291965400.0000</text:p>
          </table:table-cell>
          <table:table-cell office:value-type="float" office:value="0.28847050340654629" table:formula="of:=[.E29]/[.D29]" table:style-name="ce10">
            <text:p>0.2885</text:p>
          </table:table-cell>
          <table:table-cell office:value-type="float" office:value="1022928243.5536401" table:formula="of:=[.E29]/[.$F$43]" table:style-name="ce11">
            <text:p>1022928244</text:p>
          </table:table-cell>
          <table:table-cell table:number-columns-repeated="16377" table:style-name="ce1"/>
        </table:table-row>
        <table:table-row table:style-name="ro3">
          <table:table-cell office:value-type="float" office:value="100" table:style-name="ce12">
            <text:p>100</text:p>
          </table:table-cell>
          <table:table-cell office:value-type="float" office:value="5903" table:style-name="ce12">
            <text:p>5903</text:p>
          </table:table-cell>
          <table:table-cell office:value-type="float" office:value="0.73699999999999999" table:style-name="ce12">
            <text:p>0.737</text:p>
          </table:table-cell>
          <table:table-cell office:value-type="float" office:value="2075144" table:style-name="ce12">
            <text:p>2075144</text:p>
          </table:table-cell>
          <table:table-cell office:value-type="float" office:value="590300" table:formula="of:=[.A30]*[.B30]" table:style-name="ce13">
            <text:p>590300.0000</text:p>
          </table:table-cell>
          <table:table-cell office:value-type="float" office:value="0.28446218672053603" table:formula="of:=[.E30]/[.D30]" table:style-name="ce13">
            <text:p>0.2845</text:p>
          </table:table-cell>
          <table:table-cell office:value-type="float" office:value="2068171.5784463289" table:formula="of:=[.E30]/[.$F$43]" table:style-name="ce14">
            <text:p>2068171.578</text:p>
          </table:table-cell>
          <table:table-cell table:number-columns-repeated="16377" table:style-name="ce1"/>
        </table:table-row>
        <table:table-row table:style-name="ro3">
          <table:table-cell office:value-type="float" office:value="200" table:style-name="ce6">
            <text:p>200</text:p>
          </table:table-cell>
          <table:table-cell office:value-type="float" office:value="23874" table:style-name="ce6">
            <text:p>23874</text:p>
          </table:table-cell>
          <table:table-cell office:value-type="float" office:value="5.27" table:style-name="ce6">
            <text:p>5.27</text:p>
          </table:table-cell>
          <table:table-cell office:value-type="float" office:value="16608016" table:style-name="ce6">
            <text:p>16608016</text:p>
          </table:table-cell>
          <table:table-cell office:value-type="float" office:value="4774800" table:formula="of:=[.A31]*[.B31]" table:style-name="ce7">
            <text:p>4774800.0000</text:p>
          </table:table-cell>
          <table:table-cell office:value-type="float" office:value="0.28749972302531501" table:formula="of:=[.E31]/[.D31]" table:style-name="ce7">
            <text:p>0.2875</text:p>
          </table:table-cell>
          <table:table-cell office:value-type="float" office:value="16728960.956743233" table:formula="of:=[.E31]/[.$F$43]" table:style-name="ce8">
            <text:p>16728960.96</text:p>
          </table:table-cell>
          <table:table-cell table:number-columns-repeated="16377" table:style-name="ce1"/>
        </table:table-row>
        <table:table-row table:style-name="ro3">
          <table:table-cell office:value-type="float" office:value="300" table:style-name="ce6">
            <text:p>300</text:p>
          </table:table-cell>
          <table:table-cell office:value-type="float" office:value="53913" table:style-name="ce6">
            <text:p>53913</text:p>
          </table:table-cell>
          <table:table-cell office:value-type="float" office:value="20.015000000000001" table:style-name="ce6">
            <text:p>20.015</text:p>
          </table:table-cell>
          <table:table-cell office:value-type="float" office:value="56795036" table:style-name="ce6">
            <text:p>56795036</text:p>
          </table:table-cell>
          <table:table-cell office:value-type="float" office:value="16173900" table:formula="of:=[.A32]*[.B32]" table:style-name="ce7">
            <text:p>16173900.0000</text:p>
          </table:table-cell>
          <table:table-cell office:value-type="float" office:value="0.28477664843807826" table:formula="of:=[.E32]/[.D32]" table:style-name="ce7">
            <text:p>0.2848</text:p>
          </table:table-cell>
          <table:table-cell office:value-type="float" office:value="56666780.099327594" table:formula="of:=[.E32]/[.$F$43]" table:style-name="ce8">
            <text:p>56666780.1</text:p>
          </table:table-cell>
          <table:table-cell table:number-columns-repeated="16377" table:style-name="ce1"/>
        </table:table-row>
        <table:table-row table:style-name="ro3">
          <table:table-cell office:value-type="float" office:value="400" table:style-name="ce6">
            <text:p>400</text:p>
          </table:table-cell>
          <table:table-cell office:value-type="float" office:value="95621" table:style-name="ce6">
            <text:p>95621</text:p>
          </table:table-cell>
          <table:table-cell office:value-type="float" office:value="37.981999999999999" table:style-name="ce6">
            <text:p>37.982</text:p>
          </table:table-cell>
          <table:table-cell office:value-type="float" office:value="134334748" table:style-name="ce6">
            <text:p>134334748</text:p>
          </table:table-cell>
          <table:table-cell office:value-type="float" office:value="38248400" table:formula="of:=[.A33]*[.B33]" table:style-name="ce7">
            <text:p>38248400.0000</text:p>
          </table:table-cell>
          <table:table-cell office:value-type="float" office:value="0.28472454498518879" table:formula="of:=[.E33]/[.D33]" table:style-name="ce7">
            <text:p>0.2847</text:p>
          </table:table-cell>
          <table:table-cell office:value-type="float" office:value="134006867.35735483" table:formula="of:=[.E33]/[.$F$43]" table:style-name="ce8">
            <text:p>134006867.4</text:p>
          </table:table-cell>
          <table:table-cell table:number-columns-repeated="16377" table:style-name="ce1"/>
        </table:table-row>
        <table:table-row table:style-name="ro3">
          <table:table-cell office:value-type="float" office:value="500" table:style-name="ce6">
            <text:p>500</text:p>
          </table:table-cell>
          <table:table-cell office:value-type="float" office:value="150076" table:style-name="ce6">
            <text:p>150076</text:p>
          </table:table-cell>
          <table:table-cell office:value-type="float" office:value="73.492999999999995" table:style-name="ce6">
            <text:p>73.493</text:p>
          </table:table-cell>
          <table:table-cell office:value-type="float" office:value="259904989" table:style-name="ce6">
            <text:p>259904989</text:p>
          </table:table-cell>
          <table:table-cell office:value-type="float" office:value="75038000" table:formula="of:=[.A34]*[.B34]" table:style-name="ce7">
            <text:p>75038000.0000</text:p>
          </table:table-cell>
          <table:table-cell office:value-type="float" office:value="0.28871319588251537" table:formula="of:=[.E34]/[.D34]" table:style-name="ce7">
            <text:p>0.2887</text:p>
          </table:table-cell>
          <table:table-cell office:value-type="float" office:value="262902691.6880495" table:formula="of:=[.E34]/[.$F$43]" table:style-name="ce8">
            <text:p>262902691.7</text:p>
          </table:table-cell>
          <table:table-cell table:style-name="ce1"/>
          <table:table-cell table:style-name="ce16"/>
          <table:table-cell table:number-columns-repeated="2" table:style-name="ce17"/>
          <table:table-cell table:number-columns-repeated="16373" table:style-name="ce1"/>
        </table:table-row>
        <table:table-row table:style-name="ro3">
          <table:table-cell office:value-type="float" office:value="600" table:style-name="ce6">
            <text:p>600</text:p>
          </table:table-cell>
          <table:table-cell office:value-type="float" office:value="215359" table:style-name="ce6">
            <text:p>215359</text:p>
          </table:table-cell>
          <table:table-cell office:value-type="float" office:value="130.536" table:style-name="ce6">
            <text:p>130.536</text:p>
          </table:table-cell>
          <table:table-cell office:value-type="float" office:value="454259836" table:style-name="ce6">
            <text:p>454259836</text:p>
          </table:table-cell>
          <table:table-cell office:value-type="float" office:value="129215400" table:formula="of:=[.A35]*[.B35]" table:style-name="ce7">
            <text:p>129215400.0000</text:p>
          </table:table-cell>
          <table:table-cell office:value-type="float" office:value="0.28445261887515849" table:formula="of:=[.E35]/[.D35]" table:style-name="ce7">
            <text:p>0.2845</text:p>
          </table:table-cell>
          <table:table-cell office:value-type="float" office:value="452718308.95743477" table:formula="of:=[.E35]/[.$F$43]" table:style-name="ce8">
            <text:p>452718309</text:p>
          </table:table-cell>
          <table:table-cell table:style-name="ce1"/>
          <table:table-cell table:style-name="ce16"/>
          <table:table-cell table:number-columns-repeated="2" table:style-name="ce17"/>
          <table:table-cell table:number-columns-repeated="16373" table:style-name="ce1"/>
        </table:table-row>
        <table:table-row table:style-name="ro3">
          <table:table-cell office:value-type="float" office:value="700" table:style-name="ce6">
            <text:p>700</text:p>
          </table:table-cell>
          <table:table-cell office:value-type="float" office:value="293377" table:style-name="ce6">
            <text:p>293377</text:p>
          </table:table-cell>
          <table:table-cell office:value-type="float" office:value="269.87299999999999" table:style-name="ce6">
            <text:p>269.873</text:p>
          </table:table-cell>
          <table:table-cell office:value-type="float" office:value="713316502" table:style-name="ce6">
            <text:p>713316502</text:p>
          </table:table-cell>
          <table:table-cell office:value-type="float" office:value="205363900" table:formula="of:=[.A36]*[.B36]" table:style-name="ce7">
            <text:p>205363900.0000</text:p>
          </table:table-cell>
          <table:table-cell office:value-type="float" office:value="0.2879001108542979" table:formula="of:=[.E36]/[.D36]" table:style-name="ce7">
            <text:p>0.2879</text:p>
          </table:table-cell>
          <table:table-cell office:value-type="float" office:value="719511741.85819757" table:formula="of:=[.E36]/[.$F$43]" table:style-name="ce8">
            <text:p>719511741.9</text:p>
          </table:table-cell>
          <table:table-cell table:style-name="ce1"/>
          <table:table-cell table:style-name="ce16"/>
          <table:table-cell table:number-columns-repeated="2" table:style-name="ce17"/>
          <table:table-cell table:number-columns-repeated="16373" table:style-name="ce1"/>
        </table:table-row>
        <table:table-row table:style-name="ro4">
          <table:table-cell office:value-type="float" office:value="800" table:style-name="ce9">
            <text:p>800</text:p>
          </table:table-cell>
          <table:table-cell office:value-type="float" office:value="384211" table:style-name="ce9">
            <text:p>384211</text:p>
          </table:table-cell>
          <table:table-cell office:value-type="float" office:value="623.22400000000005" table:style-name="ce9">
            <text:p>623.224</text:p>
          </table:table-cell>
          <table:table-cell office:value-type="float" office:value="1073008377" table:style-name="ce9">
            <text:p>1073008377</text:p>
          </table:table-cell>
          <table:table-cell office:value-type="float" office:value="307368800" table:formula="of:=[.A37]*[.B37]" table:style-name="ce10">
            <text:p>307368800.0000</text:p>
          </table:table-cell>
          <table:table-cell office:value-type="float" office:value="0.28645517275397747" table:formula="of:=[.E37]/[.D37]" table:style-name="ce10">
            <text:p>0.2865</text:p>
          </table:table-cell>
          <table:table-cell office:value-type="float" office:value="1076895504.4234354" table:formula="of:=[.E37]/[.$F$43]" table:style-name="ce11">
            <text:p>1076895504</text:p>
          </table:table-cell>
          <table:table-cell table:style-name="ce1"/>
          <table:table-cell table:style-name="ce16"/>
          <table:table-cell table:number-columns-repeated="2" table:style-name="ce17"/>
          <table:table-cell table:number-columns-repeated="16373" table:style-name="ce1"/>
        </table:table-row>
        <table:table-row table:style-name="ro3">
          <table:table-cell office:value-type="float" office:value="100" table:style-name="ce12">
            <text:p>100</text:p>
          </table:table-cell>
          <table:table-cell office:value-type="float" office:value="7904" table:style-name="ce12">
            <text:p>7904</text:p>
          </table:table-cell>
          <table:table-cell office:value-type="float" office:value="0.95099999999999996" table:style-name="ce12">
            <text:p>0.951</text:p>
          </table:table-cell>
          <table:table-cell office:value-type="float" office:value="2814585" table:style-name="ce12">
            <text:p>2814585</text:p>
          </table:table-cell>
          <table:table-cell office:value-type="float" office:value="790400" table:formula="of:=[.A38]*[.B38]" table:style-name="ce13">
            <text:p>790400.0000</text:p>
          </table:table-cell>
          <table:table-cell office:value-type="float" office:value="0.28082292771403244" table:formula="of:=[.E38]/[.D38]" table:style-name="ce13">
            <text:p>0.2808</text:p>
          </table:table-cell>
          <table:table-cell office:value-type="float" office:value="2769240.7514890367" table:formula="of:=[.E38]/[.$F$43]" table:style-name="ce14">
            <text:p>2769240.751</text:p>
          </table:table-cell>
          <table:table-cell table:style-name="ce1"/>
          <table:table-cell table:style-name="ce16"/>
          <table:table-cell table:number-columns-repeated="2" table:style-name="ce17"/>
          <table:table-cell table:number-columns-repeated="16373" table:style-name="ce1"/>
        </table:table-row>
        <table:table-row table:style-name="ro3">
          <table:table-cell office:value-type="float" office:value="200" table:style-name="ce6">
            <text:p>200</text:p>
          </table:table-cell>
          <table:table-cell office:value-type="float" office:value="31800" table:style-name="ce6">
            <text:p>31800</text:p>
          </table:table-cell>
          <table:table-cell office:value-type="float" office:value="9.3989999999999991" table:style-name="ce6">
            <text:p>9.399</text:p>
          </table:table-cell>
          <table:table-cell office:value-type="float" office:value="22757950" table:style-name="ce6">
            <text:p>22757950</text:p>
          </table:table-cell>
          <table:table-cell office:value-type="float" office:value="6360000" table:formula="of:=[.A39]*[.B39]" table:style-name="ce7">
            <text:p>6360000.0000</text:p>
          </table:table-cell>
          <table:table-cell office:value-type="float" office:value="0.27946278113801992" table:formula="of:=[.E39]/[.D39]" table:style-name="ce7">
            <text:p>0.2795</text:p>
          </table:table-cell>
          <table:table-cell office:value-type="float" office:value="22282858.273621295" table:formula="of:=[.E39]/[.$F$43]" table:style-name="ce8">
            <text:p>22282858.27</text:p>
          </table:table-cell>
          <table:table-cell table:style-name="ce1"/>
          <table:table-cell table:style-name="ce16"/>
          <table:table-cell table:number-columns-repeated="2" table:style-name="ce17"/>
          <table:table-cell table:number-columns-repeated="16373" table:style-name="ce1"/>
        </table:table-row>
        <table:table-row table:style-name="ro3">
          <table:table-cell office:value-type="float" office:value="300" table:style-name="ce6">
            <text:p>300</text:p>
          </table:table-cell>
          <table:table-cell office:value-type="float" office:value="71818" table:style-name="ce6">
            <text:p>71818</text:p>
          </table:table-cell>
          <table:table-cell office:value-type="float" office:value="25.018000000000001" table:style-name="ce6">
            <text:p>25.018</text:p>
          </table:table-cell>
          <table:table-cell office:value-type="float" office:value="73941509" table:style-name="ce6">
            <text:p>73941509</text:p>
          </table:table-cell>
          <table:table-cell office:value-type="float" office:value="21545400" table:formula="of:=[.A40]*[.B40]" table:style-name="ce7">
            <text:p>21545400.0000</text:p>
          </table:table-cell>
          <table:table-cell office:value-type="float" office:value="0.29138436977259957" table:formula="of:=[.E40]/[.D40]" table:style-name="ce7">
            <text:p>0.2914</text:p>
          </table:table-cell>
          <table:table-cell office:value-type="float" office:value="75486335.636553496" table:formula="of:=[.E40]/[.$F$43]" table:style-name="ce8">
            <text:p>75486335.64</text:p>
          </table:table-cell>
          <table:table-cell table:style-name="ce1"/>
          <table:table-cell table:style-name="ce16"/>
          <table:table-cell table:number-columns-repeated="2" table:style-name="ce17"/>
          <table:table-cell table:number-columns-repeated="16373" table:style-name="ce1"/>
        </table:table-row>
        <table:table-row table:style-name="ro3">
          <table:table-cell office:value-type="float" office:value="400" table:style-name="ce6">
            <text:p>400</text:p>
          </table:table-cell>
          <table:table-cell office:value-type="float" office:value="127809" table:style-name="ce6">
            <text:p>127809</text:p>
          </table:table-cell>
          <table:table-cell office:value-type="float" office:value="50.865000000000002" table:style-name="ce6">
            <text:p>50.865</text:p>
          </table:table-cell>
          <table:table-cell office:value-type="float" office:value="180055694" table:style-name="ce6">
            <text:p>180055694</text:p>
          </table:table-cell>
          <table:table-cell office:value-type="float" office:value="51123600" table:formula="of:=[.A41]*[.B41]" table:style-name="ce7">
            <text:p>51123600.0000</text:p>
          </table:table-cell>
          <table:table-cell office:value-type="float" office:value="0.28393214823853336" table:formula="of:=[.E41]/[.D41]" table:style-name="ce7">
            <text:p>0.2839</text:p>
          </table:table-cell>
          <table:table-cell office:value-type="float" office:value="179116341.70397887" table:formula="of:=[.E41]/[.$F$43]" table:style-name="ce8">
            <text:p>179116341.7</text:p>
          </table:table-cell>
          <table:table-cell table:style-name="ce1"/>
          <table:table-cell table:style-name="ce16"/>
          <table:table-cell table:number-columns-repeated="2" table:style-name="ce17"/>
          <table:table-cell table:number-columns-repeated="16373" table:style-name="ce1"/>
        </table:table-row>
        <table:table-row table:style-name="ro3">
          <table:table-cell office:value-type="float" office:value="500" table:style-name="ce6">
            <text:p>500</text:p>
          </table:table-cell>
          <table:table-cell office:value-type="float" office:value="199792" table:style-name="ce6">
            <text:p>199792</text:p>
          </table:table-cell>
          <table:table-cell office:value-type="float" office:value="104.604" table:style-name="ce6">
            <text:p>104.604</text:p>
          </table:table-cell>
          <table:table-cell office:value-type="float" office:value="349394262" table:style-name="ce6">
            <text:p>349394262</text:p>
          </table:table-cell>
          <table:table-cell office:value-type="float" office:value="99896000" table:formula="of:=[.A42]*[.B42]" table:style-name="ce7">
            <text:p>99896000.0000</text:p>
          </table:table-cell>
          <table:table-cell office:value-type="float" office:value="0.28591196497668869" table:formula="of:=[.E42]/[.D42]" table:style-name="ce7">
            <text:p>0.2859</text:p>
          </table:table-cell>
          <table:table-cell office:value-type="float" office:value="349995033.03485423" table:formula="of:=[.E42]/[.$F$43]" table:style-name="ce8">
            <text:p>349995033</text:p>
          </table:table-cell>
          <table:table-cell table:style-name="ce1"/>
          <table:table-cell table:style-name="ce16"/>
          <table:table-cell table:number-columns-repeated="2" table:style-name="ce17"/>
          <table:table-cell table:number-columns-repeated="16373" table:style-name="ce1"/>
        </table:table-row>
        <table:table-row table:style-name="ro3">
          <table:table-cell office:value-type="float" office:value="600" table:style-name="ce6">
            <text:p>600</text:p>
          </table:table-cell>
          <table:table-cell office:value-type="float" office:value="287770" table:style-name="ce6">
            <text:p>287770</text:p>
          </table:table-cell>
          <table:table-cell office:value-type="float" office:value="173.84299999999999" table:style-name="ce6">
            <text:p>173.843</text:p>
          </table:table-cell>
          <table:table-cell office:value-type="float" office:value="604937559" table:style-name="ce6">
            <text:p>604937559</text:p>
          </table:table-cell>
          <table:table-cell office:value-type="float" office:value="172662000" table:formula="of:=[.A43]*[.B43]" table:style-name="ce7">
            <text:p>172662000.0000</text:p>
          </table:table-cell>
          <table:table-cell office:value-type="float" office:value="0.28542119336319799" table:formula="of:=[.E43]/[.D43]" table:style-name="ce7">
            <text:p>0.2854</text:p>
          </table:table-cell>
          <table:table-cell office:value-type="float" office:value="604937559" table:formula="of:=[.E43]/[.$F$43]" table:style-name="ce8">
            <text:p>604937559</text:p>
          </table:table-cell>
          <table:table-cell table:style-name="ce1"/>
          <table:table-cell table:style-name="ce16"/>
          <table:table-cell table:number-columns-repeated="2" table:style-name="ce17"/>
          <table:table-cell table:number-columns-repeated="16373" table:style-name="ce1"/>
        </table:table-row>
        <table:table-row table:style-name="ro3">
          <table:table-cell office:value-type="float" office:value="700" table:style-name="ce6">
            <text:p>700</text:p>
          </table:table-cell>
          <table:table-cell office:value-type="float" office:value="391520" table:style-name="ce6">
            <text:p>391520</text:p>
          </table:table-cell>
          <table:table-cell office:value-type="float" office:value="413.07499999999999" table:style-name="ce6">
            <text:p>413.075</text:p>
          </table:table-cell>
          <table:table-cell office:value-type="float" office:value="956502979" table:style-name="ce6">
            <text:p>956502979</text:p>
          </table:table-cell>
          <table:table-cell office:value-type="float" office:value="274064000" table:formula="of:=[.A44]*[.B44]" table:style-name="ce7">
            <text:p>274064000.0000</text:p>
          </table:table-cell>
          <table:table-cell office:value-type="float" office:value="0.28652707416188822" table:formula="of:=[.E44]/[.D44]" table:style-name="ce7">
            <text:p>0.2865</text:p>
          </table:table-cell>
          <table:table-cell office:value-type="float" office:value="960209004.70153248" table:formula="of:=[.E44]/[.$F$43]" table:style-name="ce8">
            <text:p>960209004.7</text:p>
          </table:table-cell>
          <table:table-cell table:style-name="ce1"/>
          <table:table-cell table:style-name="ce16"/>
          <table:table-cell table:number-columns-repeated="2" table:style-name="ce17"/>
          <table:table-cell table:number-columns-repeated="16373" table:style-name="ce1"/>
        </table:table-row>
        <table:table-row table:style-name="ro3">
          <table:table-cell office:value-type="float" office:value="800" table:style-name="ce6">
            <text:p>800</text:p>
          </table:table-cell>
          <table:table-cell office:value-type="float" office:value="511792" table:style-name="ce6">
            <text:p>511792</text:p>
          </table:table-cell>
          <table:table-cell office:value-type="float" office:value="839.42399999999998" table:style-name="ce6">
            <text:p>839.424</text:p>
          </table:table-cell>
          <table:table-cell office:value-type="float" office:value="1422173906" table:style-name="ce6">
            <text:p>1422173906</text:p>
          </table:table-cell>
          <table:table-cell office:value-type="float" office:value="409433600" table:formula="of:=[.A45]*[.B45]" table:style-name="ce7">
            <text:p>409433600.0000</text:p>
          </table:table-cell>
          <table:table-cell office:value-type="float" office:value="0.28789278039249866" table:formula="of:=[.E45]/[.D45]" table:style-name="ce7">
            <text:p>0.2879</text:p>
          </table:table-cell>
          <table:table-cell office:value-type="float" office:value="1434489132.2733572" table:formula="of:=[.E45]/[.$F$43]" table:style-name="ce8">
            <text:p>1434489132</text:p>
          </table:table-cell>
          <table:table-cell table:style-name="ce1"/>
          <table:table-cell table:style-name="ce16"/>
          <table:table-cell table:number-columns-repeated="2" table:style-name="ce17"/>
          <table:table-cell table:number-columns-repeated="16373" table:style-name="ce1"/>
        </table:table-row>
        <table:table-row table:style-name="ro3">
          <table:table-cell table:number-columns-repeated="4" table:style-name="ce18"/>
          <table:table-cell office:value-type="string" table:style-name="ce16">
            <text:p>Average values:</text:p>
          </table:table-cell>
          <table:table-cell office:value-type="float" office:value="0.29128140999867858" table:formula="of:=AVERAGE([.F3:.F45])" table:style-name="ce17">
            <text:p>0.2913</text:p>
          </table:table-cell>
          <table:table-cell table:number-columns-repeated="6" table:style-name="ce18"/>
          <table:table-cell table:style-name="ce16"/>
          <table:table-cell table:number-columns-repeated="2" table:style-name="ce17"/>
          <table:table-cell table:number-columns-repeated="16369"/>
        </table:table-row>
        <table:table-row table:number-rows-repeated="2" table:style-name="ro3">
          <table:table-cell table:number-columns-repeated="12" table:style-name="ce18"/>
          <table:table-cell table:style-name="ce16"/>
          <table:table-cell table:number-columns-repeated="2" table:style-name="ce17"/>
          <table:table-cell table:number-columns-repeated="16369"/>
        </table:table-row>
        <table:table-row table:number-rows-repeated="51" table:style-name="ro3">
          <table:table-cell table:number-columns-repeated="12"/>
          <table:table-cell table:style-name="ce16"/>
          <table:table-cell table:number-columns-repeated="2" table:style-name="ce17"/>
          <table:table-cell table:number-columns-repeated="16369"/>
        </table:table-row>
        <table:table-row table:number-rows-repeated="1048477" table:style-name="ro5">
          <table:table-cell table:number-columns-repeated="16384"/>
        </table:table-row>
      </table:table>
      <table:table table:name="Floyd-Warshall" table:style-name="ta2">
        <table:table-column table:style-name="co13" table:number-columns-repeated="2" table:default-cell-style-name="ce18"/>
        <table:table-column table:style-name="co16" table:number-columns-repeated="2" table:default-cell-style-name="ce18"/>
        <table:table-column table:style-name="co17" table:default-cell-style-name="ce18"/>
        <table:table-column table:style-name="co18" table:default-cell-style-name="ce18"/>
        <table:table-column table:style-name="co19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2" table:default-cell-style-name="ce18"/>
        <table:table-column table:style-name="co13" table:number-columns-repeated="2" table:default-cell-style-name="ce18"/>
        <table:table-column table:style-name="co20" table:default-cell-style-name="ce1"/>
        <table:table-column table:style-name="co13" table:default-cell-style-name="ce1"/>
        <table:table-column table:style-name="co15" table:number-columns-repeated="16367" table:default-cell-style-name="ce1"/>
        <table:table-row table:style-name="ro6">
          <table:table-cell office:value-type="string" table:number-columns-spanned="3" table:number-rows-spanned="1" table:style-name="ce19">
            <text:p>Floyd-Warshall</text:p>
          </table:table-cell>
          <table:covered-table-cell table:number-columns-repeated="2"/>
          <table:table-cell table:style-name="ce3"/>
          <table:table-cell office:value-type="string" table:style-name="ce4">
            <text:p>Average</text:p>
            <text:p>Formula</text:p>
          </table:table-cell>
          <table:table-cell office:value-type="string" table:style-name="ce2">
            <text:p>|V|^2</text:p>
          </table:table-cell>
          <table:table-cell office:value-type="string" table:number-columns-spanned="1" table:number-rows-spanned="2" table:style-name="ce22">
            <text:p>Average Case Estimation multiplied on average scale factors</text:p>
          </table:table-cell>
          <table:table-cell table:number-columns-repeated="16377" table:style-name="ce1"/>
        </table:table-row>
        <table:table-row table:style-name="ro7">
          <table:table-cell office:value-type="string" table:style-name="ce4">
            <text:p>No Vertices</text:p>
          </table:table-cell>
          <table:table-cell office:value-type="string" table:style-name="ce4">
            <text:p>No Edges</text:p>
          </table:table-cell>
          <table:table-cell office:value-type="string" table:style-name="ce4">
            <text:p>Time</text:p>
          </table:table-cell>
          <table:table-cell office:value-type="string" table:style-name="ce4">
            <text:p>No Operations</text:p>
          </table:table-cell>
          <table:table-cell office:value-type="string" table:style-name="ce5">
            <text:p>Average Case Estimation</text:p>
          </table:table-cell>
          <table:table-cell office:value-type="string" table:style-name="ce4">
            <text:p>Scale Factors</text:p>
          </table:table-cell>
          <table:covered-table-cell/>
          <table:table-cell table:number-columns-repeated="16377" table:style-name="ce1"/>
        </table:table-row>
        <table:table-row table:style-name="ro3">
          <table:table-cell office:value-type="float" office:value="100" table:style-name="ce6">
            <text:p>100</text:p>
          </table:table-cell>
          <table:table-cell office:value-type="float" office:value="31" table:style-name="ce6">
            <text:p>31</text:p>
          </table:table-cell>
          <table:table-cell office:value-type="float" office:value="0.13500000000000001" table:style-name="ce6">
            <text:p>0.135</text:p>
          </table:table-cell>
          <table:table-cell office:value-type="float" office:value="492347" table:style-name="ce6">
            <text:p>492347</text:p>
          </table:table-cell>
          <table:table-cell office:value-type="float" office:value="10000" table:formula="of:=[.A3]^2" table:style-name="ce7">
            <text:p>10000.0000</text:p>
          </table:table-cell>
          <table:table-cell office:value-type="float" office:value="2.0310878303310471E-2" table:formula="of:=[.E3]/[.D3]" table:style-name="ce7">
            <text:p>0.0203</text:p>
          </table:table-cell>
          <table:table-cell office:value-type="float" office:value="28367" table:formula="of:=[.E3]/[.$F$43]" table:style-name="ce8">
            <text:p>28367</text:p>
          </table:table-cell>
          <table:table-cell table:number-columns-repeated="16377" table:style-name="ce1"/>
        </table:table-row>
        <table:table-row table:style-name="ro3">
          <table:table-cell office:value-type="float" office:value="200" table:style-name="ce6">
            <text:p>200</text:p>
          </table:table-cell>
          <table:table-cell office:value-type="float" office:value="52" table:style-name="ce6">
            <text:p>52</text:p>
          </table:table-cell>
          <table:table-cell office:value-type="float" office:value="6.1219999999999999" table:style-name="ce6">
            <text:p>6.122</text:p>
          </table:table-cell>
          <table:table-cell office:value-type="float" office:value="16902408" table:style-name="ce6">
            <text:p>16902408</text:p>
          </table:table-cell>
          <table:table-cell office:value-type="float" office:value="40000" table:formula="of:=[.A4]^2" table:style-name="ce7">
            <text:p>40000.0000</text:p>
          </table:table-cell>
          <table:table-cell office:value-type="float" office:value="2.3665267102770211E-3" table:formula="of:=[.E4]/[.D4]" table:style-name="ce7">
            <text:p>0.0024</text:p>
          </table:table-cell>
          <table:table-cell office:value-type="float" office:value="113468" table:formula="of:=[.E4]/[.$F$43]" table:style-name="ce8">
            <text:p>113468</text:p>
          </table:table-cell>
          <table:table-cell table:number-columns-repeated="16377" table:style-name="ce1"/>
        </table:table-row>
        <table:table-row table:style-name="ro3">
          <table:table-cell office:value-type="float" office:value="300" table:style-name="ce6">
            <text:p>300</text:p>
          </table:table-cell>
          <table:table-cell office:value-type="float" office:value="63" table:style-name="ce6">
            <text:p>63</text:p>
          </table:table-cell>
          <table:table-cell office:value-type="float" office:value="14.907999999999999" table:style-name="ce6">
            <text:p>14.908</text:p>
          </table:table-cell>
          <table:table-cell office:value-type="float" office:value="43618856" table:style-name="ce6">
            <text:p>43618856</text:p>
          </table:table-cell>
          <table:table-cell office:value-type="float" office:value="90000" table:formula="of:=[.A5]^2" table:style-name="ce7">
            <text:p>90000.0000</text:p>
          </table:table-cell>
          <table:table-cell office:value-type="float" office:value="2.0633278415188149E-3" table:formula="of:=[.E5]/[.D5]" table:style-name="ce7">
            <text:p>0.0021</text:p>
          </table:table-cell>
          <table:table-cell office:value-type="float" office:value="255303" table:formula="of:=[.E5]/[.$F$43]" table:style-name="ce8">
            <text:p>255303</text:p>
          </table:table-cell>
          <table:table-cell table:number-columns-repeated="16377" table:style-name="ce1"/>
        </table:table-row>
        <table:table-row table:style-name="ro3">
          <table:table-cell office:value-type="float" office:value="400" table:style-name="ce6">
            <text:p>400</text:p>
          </table:table-cell>
          <table:table-cell office:value-type="float" office:value="108" table:style-name="ce6">
            <text:p>108</text:p>
          </table:table-cell>
          <table:table-cell office:value-type="float" office:value="42.539000000000001" table:style-name="ce6">
            <text:p>42.539</text:p>
          </table:table-cell>
          <table:table-cell office:value-type="float" office:value="141927259" table:style-name="ce6">
            <text:p>141927259</text:p>
          </table:table-cell>
          <table:table-cell office:value-type="float" office:value="160000" table:formula="of:=[.A6]^2" table:style-name="ce7">
            <text:p>160000.0000</text:p>
          </table:table-cell>
          <table:table-cell office:value-type="float" office:value="1.1273380542070497E-3" table:formula="of:=[.E6]/[.D6]" table:style-name="ce7">
            <text:p>0.0011</text:p>
          </table:table-cell>
          <table:table-cell office:value-type="float" office:value="453872" table:formula="of:=[.E6]/[.$F$43]" table:style-name="ce8">
            <text:p>453872</text:p>
          </table:table-cell>
          <table:table-cell table:number-columns-repeated="16377" table:style-name="ce1"/>
        </table:table-row>
        <table:table-row table:style-name="ro3">
          <table:table-cell office:value-type="float" office:value="500" table:style-name="ce6">
            <text:p>500</text:p>
          </table:table-cell>
          <table:table-cell office:value-type="float" office:value="98" table:style-name="ce6">
            <text:p>98</text:p>
          </table:table-cell>
          <table:table-cell office:value-type="float" office:value="77.081000000000003" table:style-name="ce6">
            <text:p>77.081</text:p>
          </table:table-cell>
          <table:table-cell office:value-type="float" office:value="257103814" table:style-name="ce6">
            <text:p>257103814</text:p>
          </table:table-cell>
          <table:table-cell office:value-type="float" office:value="250000" table:formula="of:=[.A7]^2" table:style-name="ce7">
            <text:p>250000.0000</text:p>
          </table:table-cell>
          <table:table-cell office:value-type="float" office:value="9.7236986145993155E-4" table:formula="of:=[.E7]/[.D7]" table:style-name="ce7">
            <text:p>0.0010</text:p>
          </table:table-cell>
          <table:table-cell office:value-type="float" office:value="709175" table:formula="of:=[.E7]/[.$F$43]" table:style-name="ce8">
            <text:p>709175</text:p>
          </table:table-cell>
          <table:table-cell table:number-columns-repeated="16377" table:style-name="ce1"/>
        </table:table-row>
        <table:table-row table:style-name="ro3">
          <table:table-cell office:value-type="float" office:value="600" table:style-name="ce6">
            <text:p>600</text:p>
          </table:table-cell>
          <table:table-cell office:value-type="float" office:value="187" table:style-name="ce6">
            <text:p>187</text:p>
          </table:table-cell>
          <table:table-cell office:value-type="float" office:value="134.941" table:style-name="ce6">
            <text:p>134.941</text:p>
          </table:table-cell>
          <table:table-cell office:value-type="float" office:value="450063815" table:style-name="ce6">
            <text:p>450063815</text:p>
          </table:table-cell>
          <table:table-cell office:value-type="float" office:value="360000" table:formula="of:=[.A8]^2" table:style-name="ce7">
            <text:p>360000.0000</text:p>
          </table:table-cell>
          <table:table-cell office:value-type="float" office:value="7.9988656719714296E-4" table:formula="of:=[.E8]/[.D8]" table:style-name="ce7">
            <text:p>0.0008</text:p>
          </table:table-cell>
          <table:table-cell office:value-type="float" office:value="1021212" table:formula="of:=[.E8]/[.$F$43]" table:style-name="ce8">
            <text:p>1021212</text:p>
          </table:table-cell>
          <table:table-cell table:number-columns-repeated="16377" table:style-name="ce1"/>
        </table:table-row>
        <table:table-row table:style-name="ro3">
          <table:table-cell office:value-type="float" office:value="700" table:style-name="ce6">
            <text:p>700</text:p>
          </table:table-cell>
          <table:table-cell office:value-type="float" office:value="293" table:style-name="ce6">
            <text:p>293</text:p>
          </table:table-cell>
          <table:table-cell office:value-type="float" office:value="234.37899999999999" table:style-name="ce6">
            <text:p>234.379</text:p>
          </table:table-cell>
          <table:table-cell office:value-type="float" office:value="794879401" table:style-name="ce6">
            <text:p>794879401</text:p>
          </table:table-cell>
          <table:table-cell office:value-type="float" office:value="490000" table:formula="of:=[.A9]^2" table:style-name="ce7">
            <text:p>490000.0000</text:p>
          </table:table-cell>
          <table:table-cell office:value-type="float" office:value="6.164457141341873E-4" table:formula="of:=[.E9]/[.D9]" table:style-name="ce7">
            <text:p>0.0006</text:p>
          </table:table-cell>
          <table:table-cell office:value-type="float" office:value="1389983" table:formula="of:=[.E9]/[.$F$43]" table:style-name="ce8">
            <text:p>1389983</text:p>
          </table:table-cell>
          <table:table-cell table:number-columns-repeated="16377" table:style-name="ce1"/>
        </table:table-row>
        <table:table-row table:style-name="ro3">
          <table:table-cell office:value-type="float" office:value="800" table:style-name="ce6">
            <text:p>800</text:p>
          </table:table-cell>
          <table:table-cell office:value-type="float" office:value="334" table:style-name="ce6">
            <text:p>334</text:p>
          </table:table-cell>
          <table:table-cell office:value-type="float" office:value="298.24400000000003" table:style-name="ce6">
            <text:p>298.244</text:p>
          </table:table-cell>
          <table:table-cell office:value-type="float" office:value="1038405714" table:style-name="ce6">
            <text:p>1038405714</text:p>
          </table:table-cell>
          <table:table-cell office:value-type="float" office:value="640000" table:formula="of:=[.A10]^2" table:style-name="ce7">
            <text:p>640000.0000</text:p>
          </table:table-cell>
          <table:table-cell office:value-type="float" office:value="6.1632942824888957E-4" table:formula="of:=[.E10]/[.D10]" table:style-name="ce7">
            <text:p>0.0006</text:p>
          </table:table-cell>
          <table:table-cell office:value-type="float" office:value="1815488" table:formula="of:=[.E10]/[.$F$43]" table:style-name="ce21">
            <text:p>1815488</text:p>
          </table:table-cell>
          <table:table-cell table:number-columns-repeated="16377" table:style-name="ce1"/>
        </table:table-row>
        <table:table-row table:style-name="ro3">
          <table:table-cell office:value-type="float" office:value="900" table:style-name="ce6">
            <text:p>900</text:p>
          </table:table-cell>
          <table:table-cell office:value-type="float" office:value="298" table:style-name="ce6">
            <text:p>298</text:p>
          </table:table-cell>
          <table:table-cell office:value-type="float" office:value="493.27499999999998" table:style-name="ce6">
            <text:p>493.275</text:p>
          </table:table-cell>
          <table:table-cell office:value-type="float" office:value="1724832487" table:style-name="ce6">
            <text:p>1724832487</text:p>
          </table:table-cell>
          <table:table-cell office:value-type="float" office:value="810000" table:formula="of:=[.A11]^2" table:style-name="ce7">
            <text:p>810000.0000</text:p>
          </table:table-cell>
          <table:table-cell office:value-type="float" office:value="4.6961082082169758E-4" table:formula="of:=[.E11]/[.D11]" table:style-name="ce7">
            <text:p>0.0005</text:p>
          </table:table-cell>
          <table:table-cell office:value-type="float" office:value="2297727" table:formula="of:=[.E11]/[.$F$43]" table:style-name="ce7">
            <text:p>2297727.0000</text:p>
          </table:table-cell>
          <table:table-cell table:number-columns-repeated="16377" table:style-name="ce1"/>
        </table:table-row>
        <table:table-row table:style-name="ro4">
          <table:table-cell office:value-type="float" office:value="1000" table:style-name="ce9">
            <text:p>1000</text:p>
          </table:table-cell>
          <table:table-cell office:value-type="float" office:value="193" table:style-name="ce9">
            <text:p>193</text:p>
          </table:table-cell>
          <table:table-cell office:value-type="float" office:value="699.298" table:style-name="ce9">
            <text:p>699.298</text:p>
          </table:table-cell>
          <table:table-cell office:value-type="float" office:value="2420442491" table:style-name="ce9">
            <text:p>2420442491</text:p>
          </table:table-cell>
          <table:table-cell office:value-type="float" office:value="1000000" table:formula="of:=[.A12]^2" table:style-name="ce7">
            <text:p>1000000.0000</text:p>
          </table:table-cell>
          <table:table-cell office:value-type="float" office:value="4.131475974820011E-4" table:formula="of:=[.E12]/[.D12]" table:style-name="ce10">
            <text:p>0.0004</text:p>
          </table:table-cell>
          <table:table-cell office:value-type="float" office:value="2836700" table:formula="of:=[.E12]/[.$F$43]" table:style-name="ce10">
            <text:p>2836700.0000</text:p>
          </table:table-cell>
          <table:table-cell table:number-columns-repeated="16377" table:style-name="ce1"/>
        </table:table-row>
        <table:table-row table:style-name="ro3">
          <table:table-cell office:value-type="float" office:value="100" table:style-name="ce12">
            <text:p>100</text:p>
          </table:table-cell>
          <table:table-cell office:value-type="float" office:value="1990" table:style-name="ce12">
            <text:p>1990</text:p>
          </table:table-cell>
          <table:table-cell office:value-type="float" office:value="1.0999999999999999E-2" table:style-name="ce12">
            <text:p>0.011</text:p>
          </table:table-cell>
          <table:table-cell office:value-type="float" office:value="39055" table:style-name="ce12">
            <text:p>39055</text:p>
          </table:table-cell>
          <table:table-cell office:value-type="float" office:value="10000" table:formula="of:=[.A13]^2" table:style-name="ce7">
            <text:p>10000.0000</text:p>
          </table:table-cell>
          <table:table-cell office:value-type="float" office:value="0.25604916143899631" table:formula="of:=[.E13]/[.D13]" table:style-name="ce13">
            <text:p>0.2560</text:p>
          </table:table-cell>
          <table:table-cell office:value-type="float" office:value="28367" table:formula="of:=[.E13]/[.$F$43]" table:style-name="ce14">
            <text:p>28367</text:p>
          </table:table-cell>
          <table:table-cell table:number-columns-repeated="16377" table:style-name="ce1"/>
        </table:table-row>
        <table:table-row table:style-name="ro3">
          <table:table-cell office:value-type="float" office:value="200" table:style-name="ce6">
            <text:p>200</text:p>
          </table:table-cell>
          <table:table-cell office:value-type="float" office:value="8043" table:style-name="ce6">
            <text:p>8043</text:p>
          </table:table-cell>
          <table:table-cell office:value-type="float" office:value="6.2E-2" table:style-name="ce6">
            <text:p>0.062</text:p>
          </table:table-cell>
          <table:table-cell office:value-type="float" office:value="199028" table:style-name="ce6">
            <text:p>199028</text:p>
          </table:table-cell>
          <table:table-cell office:value-type="float" office:value="40000" table:formula="of:=[.A14]^2" table:style-name="ce7">
            <text:p>40000.0000</text:p>
          </table:table-cell>
          <table:table-cell office:value-type="float" office:value="0.20097674699037321" table:formula="of:=[.E14]/[.D14]" table:style-name="ce7">
            <text:p>0.2010</text:p>
          </table:table-cell>
          <table:table-cell office:value-type="float" office:value="113468" table:formula="of:=[.E14]/[.$F$43]" table:style-name="ce8">
            <text:p>113468</text:p>
          </table:table-cell>
          <table:table-cell table:number-columns-repeated="16377" table:style-name="ce1"/>
        </table:table-row>
        <table:table-row table:style-name="ro3">
          <table:table-cell office:value-type="float" office:value="300" table:style-name="ce6">
            <text:p>300</text:p>
          </table:table-cell>
          <table:table-cell office:value-type="float" office:value="17856" table:style-name="ce6">
            <text:p>17856</text:p>
          </table:table-cell>
          <table:table-cell office:value-type="float" office:value="6.4000000000000001E-2" table:style-name="ce6">
            <text:p>0.064</text:p>
          </table:table-cell>
          <table:table-cell office:value-type="float" office:value="219637" table:style-name="ce6">
            <text:p>219637</text:p>
          </table:table-cell>
          <table:table-cell office:value-type="float" office:value="90000" table:formula="of:=[.A15]^2" table:style-name="ce7">
            <text:p>90000.0000</text:p>
          </table:table-cell>
          <table:table-cell office:value-type="float" office:value="0.40976702468163378" table:formula="of:=[.E15]/[.D15]" table:style-name="ce7">
            <text:p>0.4098</text:p>
          </table:table-cell>
          <table:table-cell office:value-type="float" office:value="255303" table:formula="of:=[.E15]/[.$F$43]" table:style-name="ce8">
            <text:p>255303</text:p>
          </table:table-cell>
          <table:table-cell table:number-columns-repeated="16377" table:style-name="ce1"/>
        </table:table-row>
        <table:table-row table:style-name="ro3">
          <table:table-cell office:value-type="float" office:value="400" table:style-name="ce6">
            <text:p>400</text:p>
          </table:table-cell>
          <table:table-cell office:value-type="float" office:value="31919" table:style-name="ce6">
            <text:p>31919</text:p>
          </table:table-cell>
          <table:table-cell office:value-type="float" office:value="9.7000000000000003E-2" table:style-name="ce6">
            <text:p>0.097</text:p>
          </table:table-cell>
          <table:table-cell office:value-type="float" office:value="387236" table:style-name="ce6">
            <text:p>387236</text:p>
          </table:table-cell>
          <table:table-cell office:value-type="float" office:value="160000" table:formula="of:=[.A16]^2" table:style-name="ce7">
            <text:p>160000.0000</text:p>
          </table:table-cell>
          <table:table-cell office:value-type="float" office:value="0.41318472456073296" table:formula="of:=[.E16]/[.D16]" table:style-name="ce7">
            <text:p>0.4132</text:p>
          </table:table-cell>
          <table:table-cell office:value-type="float" office:value="453872" table:formula="of:=[.E16]/[.$F$43]" table:style-name="ce8">
            <text:p>453872</text:p>
          </table:table-cell>
          <table:table-cell table:number-columns-repeated="16377" table:style-name="ce1"/>
        </table:table-row>
        <table:table-row table:style-name="ro3">
          <table:table-cell office:value-type="float" office:value="500" table:style-name="ce6">
            <text:p>500</text:p>
          </table:table-cell>
          <table:table-cell office:value-type="float" office:value="49782" table:style-name="ce6">
            <text:p>49782</text:p>
          </table:table-cell>
          <table:table-cell office:value-type="float" office:value="0.15" table:style-name="ce6">
            <text:p>0.15</text:p>
          </table:table-cell>
          <table:table-cell office:value-type="float" office:value="604499" table:style-name="ce6">
            <text:p>604499</text:p>
          </table:table-cell>
          <table:table-cell office:value-type="float" office:value="250000" table:formula="of:=[.A17]^2" table:style-name="ce7">
            <text:p>250000.0000</text:p>
          </table:table-cell>
          <table:table-cell office:value-type="float" office:value="0.41356561383889801" table:formula="of:=[.E17]/[.D17]" table:style-name="ce7">
            <text:p>0.4136</text:p>
          </table:table-cell>
          <table:table-cell office:value-type="float" office:value="709175" table:formula="of:=[.E17]/[.$F$43]" table:style-name="ce8">
            <text:p>709175</text:p>
          </table:table-cell>
          <table:table-cell table:number-columns-repeated="16377" table:style-name="ce1"/>
        </table:table-row>
        <table:table-row table:style-name="ro3">
          <table:table-cell office:value-type="float" office:value="600" table:style-name="ce6">
            <text:p>600</text:p>
          </table:table-cell>
          <table:table-cell office:value-type="float" office:value="72234" table:style-name="ce6">
            <text:p>72234</text:p>
          </table:table-cell>
          <table:table-cell office:value-type="float" office:value="0.25" table:style-name="ce6">
            <text:p>0.25</text:p>
          </table:table-cell>
          <table:table-cell office:value-type="float" office:value="796467" table:style-name="ce6">
            <text:p>796467</text:p>
          </table:table-cell>
          <table:table-cell office:value-type="float" office:value="360000" table:formula="of:=[.A18]^2" table:style-name="ce7">
            <text:p>360000.0000</text:p>
          </table:table-cell>
          <table:table-cell office:value-type="float" office:value="0.45199612789983767" table:formula="of:=[.E18]/[.D18]" table:style-name="ce7">
            <text:p>0.4520</text:p>
          </table:table-cell>
          <table:table-cell office:value-type="float" office:value="1021212" table:formula="of:=[.E18]/[.$F$43]" table:style-name="ce8">
            <text:p>1021212</text:p>
          </table:table-cell>
          <table:table-cell table:number-columns-repeated="16377" table:style-name="ce1"/>
        </table:table-row>
        <table:table-row table:style-name="ro3">
          <table:table-cell office:value-type="float" office:value="700" table:style-name="ce6">
            <text:p>700</text:p>
          </table:table-cell>
          <table:table-cell office:value-type="float" office:value="98182" table:style-name="ce6">
            <text:p>98182</text:p>
          </table:table-cell>
          <table:table-cell office:value-type="float" office:value="0.47599999999999998" table:style-name="ce6">
            <text:p>0.476</text:p>
          </table:table-cell>
          <table:table-cell office:value-type="float" office:value="1373863" table:style-name="ce6">
            <text:p>1373863</text:p>
          </table:table-cell>
          <table:table-cell office:value-type="float" office:value="490000" table:formula="of:=[.A19]^2" table:style-name="ce7">
            <text:p>490000.0000</text:p>
          </table:table-cell>
          <table:table-cell office:value-type="float" office:value="0.35665856056972201" table:formula="of:=[.E19]/[.D19]" table:style-name="ce7">
            <text:p>0.3567</text:p>
          </table:table-cell>
          <table:table-cell office:value-type="float" office:value="1389983" table:formula="of:=[.E19]/[.$F$43]" table:style-name="ce21">
            <text:p>1389983</text:p>
          </table:table-cell>
          <table:table-cell table:number-columns-repeated="16377" table:style-name="ce1"/>
        </table:table-row>
        <table:table-row table:style-name="ro3">
          <table:table-cell office:value-type="float" office:value="800" table:style-name="ce6">
            <text:p>800</text:p>
          </table:table-cell>
          <table:table-cell office:value-type="float" office:value="128196" table:style-name="ce6">
            <text:p>128196</text:p>
          </table:table-cell>
          <table:table-cell office:value-type="float" office:value="0.373" table:style-name="ce6">
            <text:p>0.373</text:p>
          </table:table-cell>
          <table:table-cell office:value-type="float" office:value="1440525" table:style-name="ce6">
            <text:p>1440525</text:p>
          </table:table-cell>
          <table:table-cell office:value-type="float" office:value="640000" table:formula="of:=[.A20]^2" table:style-name="ce7">
            <text:p>640000.0000</text:p>
          </table:table-cell>
          <table:table-cell office:value-type="float" office:value="0.44428246646188024" table:formula="of:=[.E20]/[.D20]" table:style-name="ce7">
            <text:p>0.4443</text:p>
          </table:table-cell>
          <table:table-cell office:value-type="float" office:value="1815488" table:formula="of:=[.E20]/[.$F$43]" table:style-name="ce8">
            <text:p>1815488</text:p>
          </table:table-cell>
          <table:table-cell table:number-columns-repeated="16377" table:style-name="ce1"/>
        </table:table-row>
        <table:table-row table:style-name="ro3">
          <table:table-cell office:value-type="float" office:value="900" table:style-name="ce6">
            <text:p>900</text:p>
          </table:table-cell>
          <table:table-cell office:value-type="float" office:value="161796" table:style-name="ce6">
            <text:p>161796</text:p>
          </table:table-cell>
          <table:table-cell office:value-type="float" office:value="0.51700000000000002" table:style-name="ce6">
            <text:p>0.517</text:p>
          </table:table-cell>
          <table:table-cell office:value-type="float" office:value="1844709" table:style-name="ce6">
            <text:p>1844709</text:p>
          </table:table-cell>
          <table:table-cell office:value-type="float" office:value="810000" table:formula="of:=[.A21]^2" table:style-name="ce7">
            <text:p>810000.0000</text:p>
          </table:table-cell>
          <table:table-cell office:value-type="float" office:value="0.43909364566443815" table:formula="of:=[.E21]/[.D21]" table:style-name="ce7">
            <text:p>0.4391</text:p>
          </table:table-cell>
          <table:table-cell office:value-type="float" office:value="2297727" table:formula="of:=[.E21]/[.$F$43]" table:style-name="ce14">
            <text:p>2297727</text:p>
          </table:table-cell>
          <table:table-cell table:number-columns-repeated="16377" table:style-name="ce1"/>
        </table:table-row>
        <table:table-row table:style-name="ro4">
          <table:table-cell office:value-type="float" office:value="1000" table:style-name="ce9">
            <text:p>1000</text:p>
          </table:table-cell>
          <table:table-cell office:value-type="float" office:value="199736" table:style-name="ce9">
            <text:p>199736</text:p>
          </table:table-cell>
          <table:table-cell office:value-type="float" office:value="0.621" table:style-name="ce9">
            <text:p>0.621</text:p>
          </table:table-cell>
          <table:table-cell office:value-type="float" office:value="2243541" table:style-name="ce9">
            <text:p>2243541</text:p>
          </table:table-cell>
          <table:table-cell office:value-type="float" office:value="1000000" table:formula="of:=[.A22]^2" table:style-name="ce7">
            <text:p>1000000.0000</text:p>
          </table:table-cell>
          <table:table-cell office:value-type="float" office:value="0.44572396938589487" table:formula="of:=[.E22]/[.D22]" table:style-name="ce10">
            <text:p>0.4457</text:p>
          </table:table-cell>
          <table:table-cell office:value-type="float" office:value="2836700" table:formula="of:=[.E22]/[.$F$43]" table:style-name="ce11">
            <text:p>2836700</text:p>
          </table:table-cell>
          <table:table-cell table:number-columns-repeated="16377" table:style-name="ce1"/>
        </table:table-row>
        <table:table-row table:style-name="ro3">
          <table:table-cell office:value-type="float" office:value="100" table:style-name="ce12">
            <text:p>100</text:p>
          </table:table-cell>
          <table:table-cell office:value-type="float" office:value="4040" table:style-name="ce12">
            <text:p>4040</text:p>
          </table:table-cell>
          <table:table-cell office:value-type="float" office:value="8.0000000000000002E-3" table:style-name="ce12">
            <text:p>0.008</text:p>
          </table:table-cell>
          <table:table-cell office:value-type="float" office:value="29621" table:style-name="ce12">
            <text:p>29621</text:p>
          </table:table-cell>
          <table:table-cell office:value-type="float" office:value="10000" table:formula="of:=[.A23]^2" table:style-name="ce7">
            <text:p>10000.0000</text:p>
          </table:table-cell>
          <table:table-cell office:value-type="float" office:value="0.33759832551230545" table:formula="of:=[.E23]/[.D23]" table:style-name="ce13">
            <text:p>0.3376</text:p>
          </table:table-cell>
          <table:table-cell office:value-type="float" office:value="28367" table:formula="of:=[.E23]/[.$F$43]" table:style-name="ce14">
            <text:p>28367</text:p>
          </table:table-cell>
          <table:table-cell table:number-columns-repeated="16377" table:style-name="ce1"/>
        </table:table-row>
        <table:table-row table:style-name="ro3">
          <table:table-cell office:value-type="float" office:value="200" table:style-name="ce6">
            <text:p>200</text:p>
          </table:table-cell>
          <table:table-cell office:value-type="float" office:value="16012" table:style-name="ce6">
            <text:p>16012</text:p>
          </table:table-cell>
          <table:table-cell office:value-type="float" office:value="2.9000000000000001E-2" table:style-name="ce6">
            <text:p>0.029</text:p>
          </table:table-cell>
          <table:table-cell office:value-type="float" office:value="104449" table:style-name="ce6">
            <text:p>104449</text:p>
          </table:table-cell>
          <table:table-cell office:value-type="float" office:value="40000" table:formula="of:=[.A24]^2" table:style-name="ce7">
            <text:p>40000.0000</text:p>
          </table:table-cell>
          <table:table-cell office:value-type="float" office:value="0.38296201974169214" table:formula="of:=[.E24]/[.D24]" table:style-name="ce7">
            <text:p>0.3830</text:p>
          </table:table-cell>
          <table:table-cell office:value-type="float" office:value="113468" table:formula="of:=[.E24]/[.$F$43]" table:style-name="ce8">
            <text:p>113468</text:p>
          </table:table-cell>
          <table:table-cell table:number-columns-repeated="16377" table:style-name="ce1"/>
        </table:table-row>
        <table:table-row table:style-name="ro3">
          <table:table-cell office:value-type="float" office:value="300" table:style-name="ce6">
            <text:p>300</text:p>
          </table:table-cell>
          <table:table-cell office:value-type="float" office:value="36117" table:style-name="ce6">
            <text:p>36117</text:p>
          </table:table-cell>
          <table:table-cell office:value-type="float" office:value="6.8000000000000005E-2" table:style-name="ce6">
            <text:p>0.068</text:p>
          </table:table-cell>
          <table:table-cell office:value-type="float" office:value="234266" table:style-name="ce6">
            <text:p>234266</text:p>
          </table:table-cell>
          <table:table-cell office:value-type="float" office:value="90000" table:formula="of:=[.A25]^2" table:style-name="ce7">
            <text:p>90000.0000</text:p>
          </table:table-cell>
          <table:table-cell office:value-type="float" office:value="0.38417866869285344" table:formula="of:=[.E25]/[.D25]" table:style-name="ce7">
            <text:p>0.3842</text:p>
          </table:table-cell>
          <table:table-cell office:value-type="float" office:value="255303" table:formula="of:=[.E25]/[.$F$43]" table:style-name="ce8">
            <text:p>255303</text:p>
          </table:table-cell>
          <table:table-cell table:number-columns-repeated="16377" table:style-name="ce1"/>
        </table:table-row>
        <table:table-row table:style-name="ro3">
          <table:table-cell office:value-type="float" office:value="400" table:style-name="ce6">
            <text:p>400</text:p>
          </table:table-cell>
          <table:table-cell office:value-type="float" office:value="63860" table:style-name="ce6">
            <text:p>63860</text:p>
          </table:table-cell>
          <table:table-cell office:value-type="float" office:value="0.11899999999999999" table:style-name="ce6">
            <text:p>0.119</text:p>
          </table:table-cell>
          <table:table-cell office:value-type="float" office:value="418877" table:style-name="ce6">
            <text:p>418877</text:p>
          </table:table-cell>
          <table:table-cell office:value-type="float" office:value="160000" table:formula="of:=[.A26]^2" table:style-name="ce7">
            <text:p>160000.0000</text:p>
          </table:table-cell>
          <table:table-cell office:value-type="float" office:value="0.38197370588502116" table:formula="of:=[.E26]/[.D26]" table:style-name="ce7">
            <text:p>0.3820</text:p>
          </table:table-cell>
          <table:table-cell office:value-type="float" office:value="453872" table:formula="of:=[.E26]/[.$F$43]" table:style-name="ce8">
            <text:p>453872</text:p>
          </table:table-cell>
          <table:table-cell table:number-columns-repeated="16377" table:style-name="ce1"/>
        </table:table-row>
        <table:table-row table:style-name="ro3">
          <table:table-cell office:value-type="float" office:value="500" table:style-name="ce6">
            <text:p>500</text:p>
          </table:table-cell>
          <table:table-cell office:value-type="float" office:value="99718" table:style-name="ce6">
            <text:p>99718</text:p>
          </table:table-cell>
          <table:table-cell office:value-type="float" office:value="0.25700000000000001" table:style-name="ce6">
            <text:p>0.257</text:p>
          </table:table-cell>
          <table:table-cell office:value-type="float" office:value="620643" table:style-name="ce6">
            <text:p>620643</text:p>
          </table:table-cell>
          <table:table-cell office:value-type="float" office:value="250000" table:formula="of:=[.A27]^2" table:style-name="ce7">
            <text:p>250000.0000</text:p>
          </table:table-cell>
          <table:table-cell office:value-type="float" office:value="0.40280805551661747" table:formula="of:=[.E27]/[.D27]" table:style-name="ce7">
            <text:p>0.4028</text:p>
          </table:table-cell>
          <table:table-cell office:value-type="float" office:value="709175" table:formula="of:=[.E27]/[.$F$43]" table:style-name="ce8">
            <text:p>709175</text:p>
          </table:table-cell>
          <table:table-cell table:number-columns-repeated="16377" table:style-name="ce1"/>
        </table:table-row>
        <table:table-row table:style-name="ro3">
          <table:table-cell office:value-type="float" office:value="600" table:style-name="ce6">
            <text:p>600</text:p>
          </table:table-cell>
          <table:table-cell office:value-type="float" office:value="144079" table:style-name="ce6">
            <text:p>144079</text:p>
          </table:table-cell>
          <table:table-cell office:value-type="float" office:value="0.29599999999999999" table:style-name="ce6">
            <text:p>0.296</text:p>
          </table:table-cell>
          <table:table-cell office:value-type="float" office:value="876356" table:style-name="ce6">
            <text:p>876356</text:p>
          </table:table-cell>
          <table:table-cell office:value-type="float" office:value="360000" table:formula="of:=[.A28]^2" table:style-name="ce7">
            <text:p>360000.0000</text:p>
          </table:table-cell>
          <table:table-cell office:value-type="float" office:value="0.41079196125775369" table:formula="of:=[.E28]/[.D28]" table:style-name="ce7">
            <text:p>0.4108</text:p>
          </table:table-cell>
          <table:table-cell office:value-type="float" office:value="1021212" table:formula="of:=[.E28]/[.$F$43]" table:style-name="ce21">
            <text:p>1021212</text:p>
          </table:table-cell>
          <table:table-cell table:number-columns-repeated="16377" table:style-name="ce1"/>
        </table:table-row>
        <table:table-row table:style-name="ro3">
          <table:table-cell office:value-type="float" office:value="700" table:style-name="ce6">
            <text:p>700</text:p>
          </table:table-cell>
          <table:table-cell office:value-type="float" office:value="195651" table:style-name="ce6">
            <text:p>195651</text:p>
          </table:table-cell>
          <table:table-cell office:value-type="float" office:value="0.36899999999999999" table:style-name="ce6">
            <text:p>0.369</text:p>
          </table:table-cell>
          <table:table-cell office:value-type="float" office:value="1185860" table:style-name="ce6">
            <text:p>1185860</text:p>
          </table:table-cell>
          <table:table-cell office:value-type="float" office:value="490000" table:formula="of:=[.A29]^2" table:style-name="ce7">
            <text:p>490000.0000</text:p>
          </table:table-cell>
          <table:table-cell office:value-type="float" office:value="0.41320223297859782" table:formula="of:=[.E29]/[.D29]" table:style-name="ce7">
            <text:p>0.4132</text:p>
          </table:table-cell>
          <table:table-cell office:value-type="float" office:value="1389983" table:formula="of:=[.E29]/[.$F$43]" table:style-name="ce8">
            <text:p>1389983</text:p>
          </table:table-cell>
          <table:table-cell table:number-columns-repeated="16377" table:style-name="ce1"/>
        </table:table-row>
        <table:table-row table:style-name="ro3">
          <table:table-cell office:value-type="float" office:value="800" table:style-name="ce6">
            <text:p>800</text:p>
          </table:table-cell>
          <table:table-cell office:value-type="float" office:value="255102" table:style-name="ce6">
            <text:p>255102</text:p>
          </table:table-cell>
          <table:table-cell office:value-type="float" office:value="0.42" table:style-name="ce6">
            <text:p>0.42</text:p>
          </table:table-cell>
          <table:table-cell office:value-type="float" office:value="1547951" table:style-name="ce6">
            <text:p>1547951</text:p>
          </table:table-cell>
          <table:table-cell office:value-type="float" office:value="640000" table:formula="of:=[.A30]^2" table:style-name="ce7">
            <text:p>640000.0000</text:p>
          </table:table-cell>
          <table:table-cell office:value-type="float" office:value="0.41344977974108998" table:formula="of:=[.E30]/[.D30]" table:style-name="ce7">
            <text:p>0.4134</text:p>
          </table:table-cell>
          <table:table-cell office:value-type="float" office:value="1815488" table:formula="of:=[.E30]/[.$F$43]" table:style-name="ce14">
            <text:p>1815488</text:p>
          </table:table-cell>
          <table:table-cell table:number-columns-repeated="16377" table:style-name="ce1"/>
        </table:table-row>
        <table:table-row table:style-name="ro3">
          <table:table-cell office:value-type="float" office:value="900" table:style-name="ce6">
            <text:p>900</text:p>
          </table:table-cell>
          <table:table-cell office:value-type="float" office:value="324058" table:style-name="ce6">
            <text:p>324058</text:p>
          </table:table-cell>
          <table:table-cell office:value-type="float" office:value="0.59299999999999997" table:style-name="ce6">
            <text:p>0.593</text:p>
          </table:table-cell>
          <table:table-cell office:value-type="float" office:value="2139819" table:style-name="ce6">
            <text:p>2139819</text:p>
          </table:table-cell>
          <table:table-cell office:value-type="float" office:value="810000" table:formula="of:=[.A31]^2" table:style-name="ce7">
            <text:p>810000.0000</text:p>
          </table:table-cell>
          <table:table-cell office:value-type="float" office:value="0.37853668931811524" table:formula="of:=[.E31]/[.D31]" table:style-name="ce7">
            <text:p>0.3785</text:p>
          </table:table-cell>
          <table:table-cell office:value-type="float" office:value="2297727" table:formula="of:=[.E31]/[.$F$43]" table:style-name="ce8">
            <text:p>2297727</text:p>
          </table:table-cell>
          <table:table-cell table:number-columns-repeated="16377" table:style-name="ce1"/>
        </table:table-row>
        <table:table-row table:style-name="ro4">
          <table:table-cell office:value-type="float" office:value="1000" table:style-name="ce9">
            <text:p>1000</text:p>
          </table:table-cell>
          <table:table-cell office:value-type="float" office:value="399626" table:style-name="ce9">
            <text:p>399626</text:p>
          </table:table-cell>
          <table:table-cell office:value-type="float" office:value="0.70399999999999996" table:style-name="ce9">
            <text:p>0.704</text:p>
          </table:table-cell>
          <table:table-cell office:value-type="float" office:value="2403655" table:style-name="ce9">
            <text:p>2403655</text:p>
          </table:table-cell>
          <table:table-cell office:value-type="float" office:value="1000000" table:formula="of:=[.A32]^2" table:style-name="ce7">
            <text:p>1000000.0000</text:p>
          </table:table-cell>
          <table:table-cell office:value-type="float" office:value="0.41603308295075625" table:formula="of:=[.E32]/[.D32]" table:style-name="ce10">
            <text:p>0.4160</text:p>
          </table:table-cell>
          <table:table-cell office:value-type="float" office:value="2836700" table:formula="of:=[.E32]/[.$F$43]" table:style-name="ce11">
            <text:p>2836700</text:p>
          </table:table-cell>
          <table:table-cell table:number-columns-repeated="16377" table:style-name="ce1"/>
        </table:table-row>
        <table:table-row table:style-name="ro3">
          <table:table-cell office:value-type="float" office:value="100" table:style-name="ce12">
            <text:p>100</text:p>
          </table:table-cell>
          <table:table-cell office:value-type="float" office:value="5855" table:style-name="ce12">
            <text:p>5855</text:p>
          </table:table-cell>
          <table:table-cell office:value-type="float" office:value="8.0000000000000002E-3" table:style-name="ce12">
            <text:p>0.008</text:p>
          </table:table-cell>
          <table:table-cell office:value-type="float" office:value="26896" table:style-name="ce12">
            <text:p>26896</text:p>
          </table:table-cell>
          <table:table-cell office:value-type="float" office:value="10000" table:formula="of:=[.A33]^2" table:style-name="ce7">
            <text:p>10000.0000</text:p>
          </table:table-cell>
          <table:table-cell office:value-type="float" office:value="0.37180249851279001" table:formula="of:=[.E33]/[.D33]" table:style-name="ce13">
            <text:p>0.3718</text:p>
          </table:table-cell>
          <table:table-cell office:value-type="float" office:value="28367" table:formula="of:=[.E33]/[.$F$43]" table:style-name="ce14">
            <text:p>28367</text:p>
          </table:table-cell>
          <table:table-cell table:number-columns-repeated="16377" table:style-name="ce1"/>
        </table:table-row>
        <table:table-row table:style-name="ro3">
          <table:table-cell office:value-type="float" office:value="200" table:style-name="ce6">
            <text:p>200</text:p>
          </table:table-cell>
          <table:table-cell office:value-type="float" office:value="24023" table:style-name="ce6">
            <text:p>24023</text:p>
          </table:table-cell>
          <table:table-cell office:value-type="float" office:value="0.03" table:style-name="ce6">
            <text:p>0.03</text:p>
          </table:table-cell>
          <table:table-cell office:value-type="float" office:value="112060" table:style-name="ce6">
            <text:p>112060</text:p>
          </table:table-cell>
          <table:table-cell office:value-type="float" office:value="40000" table:formula="of:=[.A34]^2" table:style-name="ce7">
            <text:p>40000.0000</text:p>
          </table:table-cell>
          <table:table-cell office:value-type="float" office:value="0.35695163305372124" table:formula="of:=[.E34]/[.D34]" table:style-name="ce7">
            <text:p>0.3570</text:p>
          </table:table-cell>
          <table:table-cell office:value-type="float" office:value="113468" table:formula="of:=[.E34]/[.$F$43]" table:style-name="ce8">
            <text:p>113468</text:p>
          </table:table-cell>
          <table:table-cell table:number-columns-repeated="16377" table:style-name="ce1"/>
        </table:table-row>
        <table:table-row table:style-name="ro3">
          <table:table-cell office:value-type="float" office:value="300" table:style-name="ce6">
            <text:p>300</text:p>
          </table:table-cell>
          <table:table-cell office:value-type="float" office:value="53688" table:style-name="ce6">
            <text:p>53688</text:p>
          </table:table-cell>
          <table:table-cell office:value-type="float" office:value="0.20799999999999999" table:style-name="ce6">
            <text:p>0.208</text:p>
          </table:table-cell>
          <table:table-cell office:value-type="float" office:value="234917" table:style-name="ce6">
            <text:p>234917</text:p>
          </table:table-cell>
          <table:table-cell office:value-type="float" office:value="90000" table:formula="of:=[.A35]^2" table:style-name="ce7">
            <text:p>90000.0000</text:p>
          </table:table-cell>
          <table:table-cell office:value-type="float" office:value="0.38311403602123301" table:formula="of:=[.E35]/[.D35]" table:style-name="ce7">
            <text:p>0.3831</text:p>
          </table:table-cell>
          <table:table-cell office:value-type="float" office:value="255303" table:formula="of:=[.E35]/[.$F$43]" table:style-name="ce8">
            <text:p>255303</text:p>
          </table:table-cell>
          <table:table-cell table:number-columns-repeated="16377" table:style-name="ce1"/>
        </table:table-row>
        <table:table-row table:style-name="ro3">
          <table:table-cell office:value-type="float" office:value="400" table:style-name="ce6">
            <text:p>400</text:p>
          </table:table-cell>
          <table:table-cell office:value-type="float" office:value="95910" table:style-name="ce6">
            <text:p>95910</text:p>
          </table:table-cell>
          <table:table-cell office:value-type="float" office:value="0.16600000000000001" table:style-name="ce6">
            <text:p>0.166</text:p>
          </table:table-cell>
          <table:table-cell office:value-type="float" office:value="425315" table:style-name="ce6">
            <text:p>425315</text:p>
          </table:table-cell>
          <table:table-cell office:value-type="float" office:value="160000" table:formula="of:=[.A36]^2" table:style-name="ce7">
            <text:p>160000.0000</text:p>
          </table:table-cell>
          <table:table-cell office:value-type="float" office:value="0.37619176375157237" table:formula="of:=[.E36]/[.D36]" table:style-name="ce7">
            <text:p>0.3762</text:p>
          </table:table-cell>
          <table:table-cell office:value-type="float" office:value="453872" table:formula="of:=[.E36]/[.$F$43]" table:style-name="ce21">
            <text:p>453872</text:p>
          </table:table-cell>
          <table:table-cell table:number-columns-repeated="16377" table:style-name="ce1"/>
        </table:table-row>
        <table:table-row table:style-name="ro3">
          <table:table-cell office:value-type="float" office:value="500" table:style-name="ce6">
            <text:p>500</text:p>
          </table:table-cell>
          <table:table-cell office:value-type="float" office:value="149557" table:style-name="ce6">
            <text:p>149557</text:p>
          </table:table-cell>
          <table:table-cell office:value-type="float" office:value="0.26300000000000001" table:style-name="ce6">
            <text:p>0.263</text:p>
          </table:table-cell>
          <table:table-cell office:value-type="float" office:value="651586" table:style-name="ce6">
            <text:p>651586</text:p>
          </table:table-cell>
          <table:table-cell office:value-type="float" office:value="250000" table:formula="of:=[.A37]^2" table:style-name="ce7">
            <text:p>250000.0000</text:p>
          </table:table-cell>
          <table:table-cell office:value-type="float" office:value="0.38367920734945193" table:formula="of:=[.E37]/[.D37]" table:style-name="ce7">
            <text:p>0.3837</text:p>
          </table:table-cell>
          <table:table-cell office:value-type="float" office:value="709175" table:formula="of:=[.E37]/[.$F$43]" table:style-name="ce8">
            <text:p>709175</text:p>
          </table:table-cell>
          <table:table-cell table:number-columns-repeated="16377" table:style-name="ce1"/>
        </table:table-row>
        <table:table-row table:style-name="ro3">
          <table:table-cell office:value-type="float" office:value="600" table:style-name="ce6">
            <text:p>600</text:p>
          </table:table-cell>
          <table:table-cell office:value-type="float" office:value="215750" table:style-name="ce6">
            <text:p>215750</text:p>
          </table:table-cell>
          <table:table-cell office:value-type="float" office:value="0.33500000000000002" table:style-name="ce6">
            <text:p>0.335</text:p>
          </table:table-cell>
          <table:table-cell office:value-type="float" office:value="953887" table:style-name="ce6">
            <text:p>953887</text:p>
          </table:table-cell>
          <table:table-cell office:value-type="float" office:value="360000" table:formula="of:=[.A38]^2" table:style-name="ce7">
            <text:p>360000.0000</text:p>
          </table:table-cell>
          <table:table-cell office:value-type="float" office:value="0.37740319346002199" table:formula="of:=[.E38]/[.D38]" table:style-name="ce7">
            <text:p>0.3774</text:p>
          </table:table-cell>
          <table:table-cell office:value-type="float" office:value="1021212" table:formula="of:=[.E38]/[.$F$43]" table:style-name="ce14">
            <text:p>1021212</text:p>
          </table:table-cell>
          <table:table-cell table:number-columns-repeated="16377" table:style-name="ce1"/>
        </table:table-row>
        <table:table-row table:style-name="ro3">
          <table:table-cell office:value-type="float" office:value="700" table:style-name="ce6">
            <text:p>700</text:p>
          </table:table-cell>
          <table:table-cell office:value-type="float" office:value="293753" table:style-name="ce6">
            <text:p>293753</text:p>
          </table:table-cell>
          <table:table-cell office:value-type="float" office:value="0.34300000000000003" table:style-name="ce6">
            <text:p>0.343</text:p>
          </table:table-cell>
          <table:table-cell office:value-type="float" office:value="1280154" table:style-name="ce6">
            <text:p>1280154</text:p>
          </table:table-cell>
          <table:table-cell office:value-type="float" office:value="490000" table:formula="of:=[.A39]^2" table:style-name="ce7">
            <text:p>490000.0000</text:p>
          </table:table-cell>
          <table:table-cell office:value-type="float" office:value="0.38276644841167545" table:formula="of:=[.E39]/[.D39]" table:style-name="ce7">
            <text:p>0.3828</text:p>
          </table:table-cell>
          <table:table-cell office:value-type="float" office:value="1389983" table:formula="of:=[.E39]/[.$F$43]" table:style-name="ce8">
            <text:p>1389983</text:p>
          </table:table-cell>
          <table:table-cell table:number-columns-repeated="16377" table:style-name="ce1"/>
        </table:table-row>
        <table:table-row table:style-name="ro3">
          <table:table-cell office:value-type="float" office:value="800" table:style-name="ce6">
            <text:p>800</text:p>
          </table:table-cell>
          <table:table-cell office:value-type="float" office:value="382879" table:style-name="ce6">
            <text:p>382879</text:p>
          </table:table-cell>
          <table:table-cell office:value-type="float" office:value="0.44900000000000001" table:style-name="ce6">
            <text:p>0.449</text:p>
          </table:table-cell>
          <table:table-cell office:value-type="float" office:value="1679336" table:style-name="ce6">
            <text:p>1679336</text:p>
          </table:table-cell>
          <table:table-cell office:value-type="float" office:value="640000" table:formula="of:=[.A40]^2" table:style-name="ce7">
            <text:p>640000.0000</text:p>
          </table:table-cell>
          <table:table-cell office:value-type="float" office:value="0.38110300737910696" table:formula="of:=[.E40]/[.D40]" table:style-name="ce7">
            <text:p>0.3811</text:p>
          </table:table-cell>
          <table:table-cell office:value-type="float" office:value="1815488" table:formula="of:=[.E40]/[.$F$43]" table:style-name="ce8">
            <text:p>1815488</text:p>
          </table:table-cell>
          <table:table-cell table:number-columns-repeated="16377" table:style-name="ce1"/>
        </table:table-row>
        <table:table-row table:style-name="ro3">
          <table:table-cell office:value-type="float" office:value="900" table:style-name="ce6">
            <text:p>900</text:p>
          </table:table-cell>
          <table:table-cell office:value-type="float" office:value="485260" table:style-name="ce6">
            <text:p>485260</text:p>
          </table:table-cell>
          <table:table-cell office:value-type="float" office:value="0.58599999999999997" table:style-name="ce6">
            <text:p>0.586</text:p>
          </table:table-cell>
          <table:table-cell office:value-type="float" office:value="2113333" table:style-name="ce6">
            <text:p>2113333</text:p>
          </table:table-cell>
          <table:table-cell office:value-type="float" office:value="810000" table:formula="of:=[.A41]^2" table:style-name="ce7">
            <text:p>810000.0000</text:p>
          </table:table-cell>
          <table:table-cell office:value-type="float" office:value="0.38328081755217941" table:formula="of:=[.E41]/[.D41]" table:style-name="ce7">
            <text:p>0.3833</text:p>
          </table:table-cell>
          <table:table-cell office:value-type="float" office:value="2297727" table:formula="of:=[.E41]/[.$F$43]" table:style-name="ce8">
            <text:p>2297727</text:p>
          </table:table-cell>
          <table:table-cell table:number-columns-repeated="16377" table:style-name="ce1"/>
        </table:table-row>
        <table:table-row table:style-name="ro4">
          <table:table-cell office:value-type="float" office:value="1000" table:style-name="ce9">
            <text:p>1000</text:p>
          </table:table-cell>
          <table:table-cell office:value-type="float" office:value="599904" table:style-name="ce9">
            <text:p>599904</text:p>
          </table:table-cell>
          <table:table-cell office:value-type="float" office:value="0.77200000000000002" table:style-name="ce9">
            <text:p>0.772</text:p>
          </table:table-cell>
          <table:table-cell office:value-type="float" office:value="2603933" table:style-name="ce9">
            <text:p>2603933</text:p>
          </table:table-cell>
          <table:table-cell office:value-type="float" office:value="1000000" table:formula="of:=[.A42]^2" table:style-name="ce7">
            <text:p>1000000.0000</text:p>
          </table:table-cell>
          <table:table-cell office:value-type="float" office:value="0.38403445864390517" table:formula="of:=[.E42]/[.D42]" table:style-name="ce10">
            <text:p>0.3840</text:p>
          </table:table-cell>
          <table:table-cell office:value-type="float" office:value="2836700" table:formula="of:=[.E42]/[.$F$43]" table:style-name="ce11">
            <text:p>2836700</text:p>
          </table:table-cell>
          <table:table-cell table:number-columns-repeated="16377" table:style-name="ce1"/>
        </table:table-row>
        <table:table-row table:style-name="ro3">
          <table:table-cell office:value-type="float" office:value="100" table:style-name="ce12">
            <text:p>100</text:p>
          </table:table-cell>
          <table:table-cell office:value-type="float" office:value="7938" table:style-name="ce12">
            <text:p>7938</text:p>
          </table:table-cell>
          <table:table-cell office:value-type="float" office:value="8.0000000000000002E-3" table:style-name="ce12">
            <text:p>0.008</text:p>
          </table:table-cell>
          <table:table-cell office:value-type="float" office:value="28367" table:style-name="ce12">
            <text:p>28367</text:p>
          </table:table-cell>
          <table:table-cell office:value-type="float" office:value="10000" table:formula="of:=[.A43]^2" table:style-name="ce7">
            <text:p>10000.0000</text:p>
          </table:table-cell>
          <table:table-cell office:value-type="float" office:value="0.35252229703528748" table:formula="of:=[.E43]/[.D43]" table:style-name="ce13">
            <text:p>0.3525</text:p>
          </table:table-cell>
          <table:table-cell office:value-type="float" office:value="28367" table:formula="of:=[.E43]/[.$F$43]" table:style-name="ce14">
            <text:p>28367</text:p>
          </table:table-cell>
          <table:table-cell table:number-columns-repeated="16377" table:style-name="ce1"/>
        </table:table-row>
        <table:table-row table:style-name="ro3">
          <table:table-cell office:value-type="float" office:value="200" table:style-name="ce6">
            <text:p>200</text:p>
          </table:table-cell>
          <table:table-cell office:value-type="float" office:value="31899" table:style-name="ce6">
            <text:p>31899</text:p>
          </table:table-cell>
          <table:table-cell office:value-type="float" office:value="3.1E-2" table:style-name="ce6">
            <text:p>0.031</text:p>
          </table:table-cell>
          <table:table-cell office:value-type="float" office:value="113332" table:style-name="ce6">
            <text:p>113332</text:p>
          </table:table-cell>
          <table:table-cell office:value-type="float" office:value="40000" table:formula="of:=[.A44]^2" table:style-name="ce7">
            <text:p>40000.0000</text:p>
          </table:table-cell>
          <table:table-cell office:value-type="float" office:value="0.35294532876857376" table:formula="of:=[.E44]/[.D44]" table:style-name="ce7">
            <text:p>0.3529</text:p>
          </table:table-cell>
          <table:table-cell office:value-type="float" office:value="113468" table:formula="of:=[.E44]/[.$F$43]" table:style-name="ce8">
            <text:p>113468</text:p>
          </table:table-cell>
          <table:table-cell table:number-columns-repeated="16377" table:style-name="ce1"/>
        </table:table-row>
        <table:table-row table:style-name="ro3">
          <table:table-cell office:value-type="float" office:value="300" table:style-name="ce6">
            <text:p>300</text:p>
          </table:table-cell>
          <table:table-cell office:value-type="float" office:value="71781" table:style-name="ce6">
            <text:p>71781</text:p>
          </table:table-cell>
          <table:table-cell office:value-type="float" office:value="0.26400000000000001" table:style-name="ce6">
            <text:p>0.264</text:p>
          </table:table-cell>
          <table:table-cell office:value-type="float" office:value="253010" table:style-name="ce6">
            <text:p>253010</text:p>
          </table:table-cell>
          <table:table-cell office:value-type="float" office:value="90000" table:formula="of:=[.A45]^2" table:style-name="ce7">
            <text:p>90000.0000</text:p>
          </table:table-cell>
          <table:table-cell office:value-type="float" office:value="0.35571716532943359" table:formula="of:=[.E45]/[.D45]" table:style-name="ce7">
            <text:p>0.3557</text:p>
          </table:table-cell>
          <table:table-cell office:value-type="float" office:value="255303" table:formula="of:=[.E45]/[.$F$43]" table:style-name="ce8">
            <text:p>255303</text:p>
          </table:table-cell>
          <table:table-cell table:number-columns-repeated="16377" table:style-name="ce1"/>
        </table:table-row>
        <table:table-row table:style-name="ro3">
          <table:table-cell office:value-type="float" office:value="400" table:style-name="ce6">
            <text:p>400</text:p>
          </table:table-cell>
          <table:table-cell office:value-type="float" office:value="127913" table:style-name="ce6">
            <text:p>127913</text:p>
          </table:table-cell>
          <table:table-cell office:value-type="float" office:value="0.13200000000000001" table:style-name="ce6">
            <text:p>0.132</text:p>
          </table:table-cell>
          <table:table-cell office:value-type="float" office:value="451954" table:style-name="ce6">
            <text:p>451954</text:p>
          </table:table-cell>
          <table:table-cell office:value-type="float" office:value="160000" table:formula="of:=[.A46]^2" table:style-name="ce7">
            <text:p>160000.0000</text:p>
          </table:table-cell>
          <table:table-cell office:value-type="float" office:value="0.35401832929899946" table:formula="of:=[.E46]/[.D46]" table:style-name="ce7">
            <text:p>0.3540</text:p>
          </table:table-cell>
          <table:table-cell office:value-type="float" office:value="453872" table:formula="of:=[.E46]/[.$F$43]" table:style-name="ce8">
            <text:p>453872</text:p>
          </table:table-cell>
          <table:table-cell table:number-columns-repeated="16377" table:style-name="ce1"/>
        </table:table-row>
        <table:table-row table:style-name="ro3">
          <table:table-cell office:value-type="float" office:value="500" table:style-name="ce6">
            <text:p>500</text:p>
          </table:table-cell>
          <table:table-cell office:value-type="float" office:value="199900" table:style-name="ce6">
            <text:p>199900</text:p>
          </table:table-cell>
          <table:table-cell office:value-type="float" office:value="0.28199999999999997" table:style-name="ce6">
            <text:p>0.282</text:p>
          </table:table-cell>
          <table:table-cell office:value-type="float" office:value="716509" table:style-name="ce6">
            <text:p>716509</text:p>
          </table:table-cell>
          <table:table-cell office:value-type="float" office:value="250000" table:formula="of:=[.A47]^2" table:style-name="ce7">
            <text:p>250000.0000</text:p>
          </table:table-cell>
          <table:table-cell office:value-type="float" office:value="0.34891397037580824" table:formula="of:=[.E47]/[.D47]" table:style-name="ce7">
            <text:p>0.3489</text:p>
          </table:table-cell>
          <table:table-cell office:value-type="float" office:value="709175" table:formula="of:=[.E47]/[.$F$43]" table:style-name="ce8">
            <text:p>709175</text:p>
          </table:table-cell>
          <table:table-cell table:style-name="ce1"/>
          <table:table-cell table:style-name="ce16"/>
          <table:table-cell table:number-columns-repeated="2" table:style-name="ce17"/>
          <table:table-cell table:number-columns-repeated="16373" table:style-name="ce1"/>
        </table:table-row>
        <table:table-row table:style-name="ro3">
          <table:table-cell office:value-type="float" office:value="600" table:style-name="ce6">
            <text:p>600</text:p>
          </table:table-cell>
          <table:table-cell office:value-type="float" office:value="287692" table:style-name="ce6">
            <text:p>287692</text:p>
          </table:table-cell>
          <table:table-cell office:value-type="float" office:value="0.35299999999999998" table:style-name="ce6">
            <text:p>0.353</text:p>
          </table:table-cell>
          <table:table-cell office:value-type="float" office:value="1014437" table:style-name="ce6">
            <text:p>1014437</text:p>
          </table:table-cell>
          <table:table-cell office:value-type="float" office:value="360000" table:formula="of:=[.A48]^2" table:style-name="ce7">
            <text:p>360000.0000</text:p>
          </table:table-cell>
          <table:table-cell office:value-type="float" office:value="0.35487664586366624" table:formula="of:=[.E48]/[.D48]" table:style-name="ce7">
            <text:p>0.3549</text:p>
          </table:table-cell>
          <table:table-cell office:value-type="float" office:value="1021212" table:formula="of:=[.E48]/[.$F$43]" table:style-name="ce8">
            <text:p>1021212</text:p>
          </table:table-cell>
          <table:table-cell table:style-name="ce1"/>
          <table:table-cell table:style-name="ce16"/>
          <table:table-cell table:number-columns-repeated="2" table:style-name="ce17"/>
          <table:table-cell table:number-columns-repeated="16373" table:style-name="ce1"/>
        </table:table-row>
        <table:table-row table:style-name="ro3">
          <table:table-cell office:value-type="float" office:value="700" table:style-name="ce6">
            <text:p>700</text:p>
          </table:table-cell>
          <table:table-cell office:value-type="float" office:value="391466" table:style-name="ce6">
            <text:p>391466</text:p>
          </table:table-cell>
          <table:table-cell office:value-type="float" office:value="0.375" table:style-name="ce6">
            <text:p>0.375</text:p>
          </table:table-cell>
          <table:table-cell office:value-type="float" office:value="1385947" table:style-name="ce6">
            <text:p>1385947</text:p>
          </table:table-cell>
          <table:table-cell office:value-type="float" office:value="490000" table:formula="of:=[.A49]^2" table:style-name="ce7">
            <text:p>490000.0000</text:p>
          </table:table-cell>
          <table:table-cell office:value-type="float" office:value="0.35354887308100524" table:formula="of:=[.E49]/[.D49]" table:style-name="ce7">
            <text:p>0.3535</text:p>
          </table:table-cell>
          <table:table-cell office:value-type="float" office:value="1389983" table:formula="of:=[.E49]/[.$F$43]" table:style-name="ce8">
            <text:p>1389983</text:p>
          </table:table-cell>
          <table:table-cell table:style-name="ce1"/>
          <table:table-cell table:style-name="ce16"/>
          <table:table-cell table:number-columns-repeated="2" table:style-name="ce17"/>
          <table:table-cell table:number-columns-repeated="16373" table:style-name="ce1"/>
        </table:table-row>
        <table:table-row table:style-name="ro3">
          <table:table-cell office:value-type="float" office:value="800" table:style-name="ce6">
            <text:p>800</text:p>
          </table:table-cell>
          <table:table-cell office:value-type="float" office:value="511129" table:style-name="ce6">
            <text:p>511129</text:p>
          </table:table-cell>
          <table:table-cell office:value-type="float" office:value="0.47899999999999998" table:style-name="ce6">
            <text:p>0.479</text:p>
          </table:table-cell>
          <table:table-cell office:value-type="float" office:value="1807046" table:style-name="ce6">
            <text:p>1807046</text:p>
          </table:table-cell>
          <table:table-cell office:value-type="float" office:value="640000" table:formula="of:=[.A50]^2" table:style-name="ce7">
            <text:p>640000.0000</text:p>
          </table:table-cell>
          <table:table-cell office:value-type="float" office:value="0.35416917997660269" table:formula="of:=[.E50]/[.D50]" table:style-name="ce7">
            <text:p>0.3542</text:p>
          </table:table-cell>
          <table:table-cell office:value-type="float" office:value="1815488" table:formula="of:=[.E50]/[.$F$43]" table:style-name="ce8">
            <text:p>1815488</text:p>
          </table:table-cell>
          <table:table-cell table:style-name="ce1"/>
          <table:table-cell table:style-name="ce16"/>
          <table:table-cell table:number-columns-repeated="2" table:style-name="ce17"/>
          <table:table-cell table:number-columns-repeated="16373" table:style-name="ce1"/>
        </table:table-row>
        <table:table-row table:style-name="ro3">
          <table:table-cell office:value-type="float" office:value="900" table:style-name="ce6">
            <text:p>900</text:p>
          </table:table-cell>
          <table:table-cell office:value-type="float" office:value="647341" table:style-name="ce6">
            <text:p>647341</text:p>
          </table:table-cell>
          <table:table-cell office:value-type="float" office:value="0.64400000000000002" table:style-name="ce6">
            <text:p>0.644</text:p>
          </table:table-cell>
          <table:table-cell office:value-type="float" office:value="2283202" table:style-name="ce6">
            <text:p>2283202</text:p>
          </table:table-cell>
          <table:table-cell office:value-type="float" office:value="810000" table:formula="of:=[.A51]^2" table:style-name="ce7">
            <text:p>810000.0000</text:p>
          </table:table-cell>
          <table:table-cell office:value-type="float" office:value="0.35476493100479062" table:formula="of:=[.E51]/[.D51]" table:style-name="ce7">
            <text:p>0.3548</text:p>
          </table:table-cell>
          <table:table-cell office:value-type="float" office:value="2297727" table:formula="of:=[.E51]/[.$F$43]" table:style-name="ce8">
            <text:p>2297727</text:p>
          </table:table-cell>
          <table:table-cell table:style-name="ce1"/>
          <table:table-cell table:style-name="ce16"/>
          <table:table-cell table:number-columns-repeated="2" table:style-name="ce17"/>
          <table:table-cell table:number-columns-repeated="16373" table:style-name="ce1"/>
        </table:table-row>
        <table:table-row table:style-name="ro3">
          <table:table-cell office:value-type="float" office:value="1000" table:style-name="ce6">
            <text:p>1000</text:p>
          </table:table-cell>
          <table:table-cell office:value-type="float" office:value="798956" table:style-name="ce6">
            <text:p>798956</text:p>
          </table:table-cell>
          <table:table-cell office:value-type="float" office:value="0.88400000000000001" table:style-name="ce6">
            <text:p>0.884</text:p>
          </table:table-cell>
          <table:table-cell office:value-type="float" office:value="2815881" table:style-name="ce6">
            <text:p>2815881</text:p>
          </table:table-cell>
          <table:table-cell office:value-type="float" office:value="1000000" table:formula="of:=[.A52]^2" table:style-name="ce7">
            <text:p>1000000.0000</text:p>
          </table:table-cell>
          <table:table-cell office:value-type="float" office:value="0.35512864357549201" table:formula="of:=[.E52]/[.D52]" table:style-name="ce7">
            <text:p>0.3551</text:p>
          </table:table-cell>
          <table:table-cell office:value-type="float" office:value="2836700" table:formula="of:=[.E52]/[.$F$43]" table:style-name="ce8">
            <text:p>2836700</text:p>
          </table:table-cell>
          <table:table-cell table:style-name="ce1"/>
          <table:table-cell table:style-name="ce16"/>
          <table:table-cell table:number-columns-repeated="2" table:style-name="ce17"/>
          <table:table-cell table:number-columns-repeated="16373" table:style-name="ce1"/>
        </table:table-row>
        <table:table-row table:style-name="ro3">
          <table:table-cell table:number-columns-repeated="4" table:style-name="ce15"/>
          <table:table-cell office:value-type="string" table:style-name="ce16">
            <text:p>Average values:</text:p>
          </table:table-cell>
          <table:table-cell office:value-type="float" office:value="0.29358372742453076" table:formula="of:=AVERAGE([.F3:.F45])" table:style-name="ce17">
            <text:p>0.2936</text:p>
          </table:table-cell>
          <table:table-cell table:number-columns-repeated="6" table:style-name="ce15"/>
          <table:table-cell table:style-name="ce16"/>
          <table:table-cell table:number-columns-repeated="2" table:style-name="ce17"/>
          <table:table-cell table:number-columns-repeated="16369"/>
        </table:table-row>
        <table:table-row table:number-rows-repeated="47" table:style-name="ro3">
          <table:table-cell table:number-columns-repeated="12" table:style-name="ce15"/>
          <table:table-cell table:style-name="ce16"/>
          <table:table-cell table:number-columns-repeated="2" table:style-name="ce17"/>
          <table:table-cell table:number-columns-repeated="16369"/>
        </table:table-row>
        <table:table-row table:number-rows-repeated="10484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">
      <number:number number:decimal-places="4"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>RePack by Diakov</dc:creator>
    <meta:creation-date>2016-12-20T21:32:59Z</meta:creation-date>
    <dc:date>2016-12-25T09:10:04Z</dc:date>
    <meta:editing-cycles>7</meta:editing-cycles>
    <meta:editing-duration>PT1120S</meta:editing-duration>
  </office:meta>
</office:document-meta>
</file>